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69">
      <number:month number:style="short" number:textual="false"/>
      <number:text>/</number:text>
      <number:day number:style="short"/>
      <number:text>/</number:text>
      <number:year/>
    </number:date-style>
    <style:style style:name="ce1" style:family="table-cell" style:parent-style-name="Default" style:data-style-name="N37"/>
    <style:style style:name="ce69" style:family="table-cell" style:parent-style-name="Default" style:data-style-name="N69"/>
  </office:automatic-styles>
  <office:body>
    <office:spreadsheet>
      <table:table table:name="FSUsers" table:style-name="ta1">
        <table:table-row>
          <table:table-cell office:value-type="string">
            <text:p>🔒 Row ID</text:p>
          </table:table-cell>
          <table:table-cell office:value-type="string">
            <text:p>$rowIndex</text:p>
          </table:table-cell>
          <table:table-cell office:value-type="string">
            <text:p>Email</text:p>
          </table:table-cell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Title</text:p>
          </table:table-cell>
          <table:table-cell office:value-type="string">
            <text:p>Role</text:p>
          </table:table-cell>
          <table:table-cell office:value-type="string">
            <text:p>Photo</text:p>
          </table:table-cell>
          <table:table-cell office:value-type="string">
            <text:p>Region</text:p>
          </table:table-cell>
          <table:table-cell office:value-type="string">
            <text:p>Phone</text:p>
          </table:table-cell>
        </table:table-row>
        <table:table-row>
          <table:table-cell office:value-type="string">
            <text:p>kT2vv2u1QBGa5lI8AQ1xnQ</text:p>
          </table:table-cell>
          <table:table-cell office:value-type="string">
            <text:p>V</text:p>
          </table:table-cell>
          <table:table-cell office:value-type="string">
            <text:p>marie@example.com</text:p>
          </table:table-cell>
          <table:table-cell office:value-type="string">
            <text:p>Marie</text:p>
          </table:table-cell>
          <table:table-cell office:value-type="string">
            <text:p>Rao</text:p>
          </table:table-cell>
          <table:table-cell office:value-type="string">
            <text:p>CEO</text:p>
          </table:table-cell>
          <table:table-cell office:value-type="string">
            <text:p>Admin</text:p>
          </table:table-cell>
          <table:table-cell office:value-type="string">
            <text:p>https://storage.googleapis.com/glide-prod.appspot.com/uploads-v2/avkkJwhZb2WtXky9vSDr/pub/4Id3ykPO8olijtjDv1wB.png</text:p>
          </table:table-cell>
          <table:table-cell office:value-type="string">
            <text:p>Corporate Office</text:p>
          </table:table-cell>
          <table:table-cell office:value-type="string">
            <text:p>745-675-1934</text:p>
          </table:table-cell>
        </table:table-row>
        <table:table-row>
          <table:table-cell office:value-type="string">
            <text:p>5BNi1zT3TmKUVFWzBG-9Iw</text:p>
          </table:table-cell>
          <table:table-cell office:value-type="string">
            <text:p>W3</text:p>
          </table:table-cell>
          <table:table-cell office:value-type="string">
            <text:p>derek@example.com</text:p>
          </table:table-cell>
          <table:table-cell office:value-type="string">
            <text:p>Derek</text:p>
          </table:table-cell>
          <table:table-cell office:value-type="string">
            <text:p>Jaston</text:p>
          </table:table-cell>
          <table:table-cell/>
          <table:table-cell office:value-type="string">
            <text:p>Sales Rep</text:p>
          </table:table-cell>
          <table:table-cell office:value-type="string">
            <text:p>https://storage.googleapis.com/glide-prod.appspot.com/uploads-v2/avkkJwhZb2WtXky9vSDr/pub/Au7mNYYZnpzUwVlkOhK3.png</text:p>
          </table:table-cell>
          <table:table-cell office:value-type="string">
            <text:p>West</text:p>
          </table:table-cell>
          <table:table-cell office:value-type="string">
            <text:p>745-670-9362</text:p>
          </table:table-cell>
        </table:table-row>
        <table:table-row>
          <table:table-cell office:value-type="string">
            <text:p>36oUkFz.SrC4PPQL2qd61w</text:p>
          </table:table-cell>
          <table:table-cell office:value-type="string">
            <text:p>W1</text:p>
          </table:table-cell>
          <table:table-cell office:value-type="string">
            <text:p>alan@example.com</text:p>
          </table:table-cell>
          <table:table-cell office:value-type="string">
            <text:p>Alan</text:p>
          </table:table-cell>
          <table:table-cell office:value-type="string">
            <text:p>Eijk</text:p>
          </table:table-cell>
          <table:table-cell/>
          <table:table-cell office:value-type="string">
            <text:p>Sales Rep</text:p>
          </table:table-cell>
          <table:table-cell office:value-type="string">
            <text:p>https://storage.googleapis.com/glide-prod.appspot.com/uploads-v2/avkkJwhZb2WtXky9vSDr/pub/2bldlLBCPJE85dUMj5P4.png</text:p>
          </table:table-cell>
          <table:table-cell office:value-type="string">
            <text:p>East</text:p>
          </table:table-cell>
          <table:table-cell office:value-type="string">
            <text:p>745-673-8104</text:p>
          </table:table-cell>
        </table:table-row>
        <table:table-row>
          <table:table-cell office:value-type="string">
            <text:p>BWPdrYuATAGvOc27EMp8mQ</text:p>
          </table:table-cell>
          <table:table-cell office:value-type="string">
            <text:p>W2</text:p>
          </table:table-cell>
          <table:table-cell office:value-type="string">
            <text:p>christina@example.com</text:p>
          </table:table-cell>
          <table:table-cell office:value-type="string">
            <text:p>Christina</text:p>
          </table:table-cell>
          <table:table-cell office:value-type="string">
            <text:p>Wallace</text:p>
          </table:table-cell>
          <table:table-cell/>
          <table:table-cell office:value-type="string">
            <text:p>Sales Rep</text:p>
          </table:table-cell>
          <table:table-cell office:value-type="string">
            <text:p>https://storage.googleapis.com/glide-prod.appspot.com/uploads-v2/avkkJwhZb2WtXky9vSDr/pub/yUrSBoRESJYogPqsKtD9.png</text:p>
          </table:table-cell>
          <table:table-cell office:value-type="string">
            <text:p>East</text:p>
          </table:table-cell>
          <table:table-cell office:value-type="string">
            <text:p>745-671-4464</text:p>
          </table:table-cell>
        </table:table-row>
        <table:table-row>
          <table:table-cell office:value-type="string">
            <text:p>Vf19zcENRmuLNYTAayJsuQ</text:p>
          </table:table-cell>
          <table:table-cell office:value-type="string">
            <text:p>W4</text:p>
          </table:table-cell>
          <table:table-cell office:value-type="string">
            <text:p>elina@example.com</text:p>
          </table:table-cell>
          <table:table-cell office:value-type="string">
            <text:p>Elina</text:p>
          </table:table-cell>
          <table:table-cell office:value-type="string">
            <text:p>Smith</text:p>
          </table:table-cell>
          <table:table-cell/>
          <table:table-cell office:value-type="string">
            <text:p>Sales Rep</text:p>
          </table:table-cell>
          <table:table-cell office:value-type="string">
            <text:p>https://storage.googleapis.com/glide-prod.appspot.com/uploads-v2/avkkJwhZb2WtXky9vSDr/pub/jOFLSAAhCFhLsZ75OtZn.png</text:p>
          </table:table-cell>
          <table:table-cell office:value-type="string">
            <text:p>West</text:p>
          </table:table-cell>
          <table:table-cell office:value-type="string">
            <text:p>745-672-4130</text:p>
          </table:table-cell>
        </table:table-row>
        <table:table-row>
          <table:table-cell office:value-type="string">
            <text:p>jGWUHIdGTtWD0r5qKDbwdw</text:p>
          </table:table-cell>
          <table:table-cell office:value-type="string">
            <text:p>W</text:p>
          </table:table-cell>
          <table:table-cell office:value-type="string">
            <text:p>sarah@example.com</text:p>
          </table:table-cell>
          <table:table-cell office:value-type="string">
            <text:p>Sarah</text:p>
          </table:table-cell>
          <table:table-cell office:value-type="string">
            <text:p>Simon</text:p>
          </table:table-cell>
          <table:table-cell office:value-type="string">
            <text:p>Head of Marketing</text:p>
          </table:table-cell>
          <table:table-cell office:value-type="string">
            <text:p>Admin</text:p>
          </table:table-cell>
          <table:table-cell office:value-type="string">
            <text:p>https://storage.googleapis.com/glide-prod.appspot.com/uploads-v2/avkkJwhZb2WtXky9vSDr/pub/EXv6gxr95fbMglBu49wY.png</text:p>
          </table:table-cell>
          <table:table-cell office:value-type="string">
            <text:p>Corporate Office</text:p>
          </table:table-cell>
          <table:table-cell office:value-type="string">
            <text:p>745-675-0614</text:p>
          </table:table-cell>
        </table:table-row>
      </table:table>
      <table:table table:name="FSCompanyInfo" table:style-name="ta1">
        <table:table-row>
          <table:table-cell office:value-type="string">
            <text:p>🔒 Row ID</text:p>
          </table:table-cell>
          <table:table-cell office:value-type="string">
            <text:p>$rowIndex</text:p>
          </table:table-cell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Photo</text:p>
          </table:table-cell>
        </table:table-row>
        <table:table-row>
          <table:table-cell office:value-type="string">
            <text:p>bnGNMcqgTs2KcCqEeb06tA</text:p>
          </table:table-cell>
          <table:table-cell office:value-type="string">
            <text:p>V</text:p>
          </table:table-cell>
          <table:table-cell office:value-type="string">
            <text:p>Field Sales</text:p>
          </table:table-cell>
          <table:table-cell office:value-type="string">
            <text:p>3601 Lyon St, San Francisco, CA 94123, United States</text:p>
          </table:table-cell>
          <table:table-cell office:value-type="string">
            <text:p>https://s3.us-west-2.amazonaws.com/secure.notion-static.com/3c7c7ca3-3157-4ef1-a5c4-6e53c524fc3c/Acme_Inc.png?X-Amz-Algorithm=AWS4-HMAC-SHA256&amp;X-Amz-Credential=AKIAT73L2G45O3KS52Y5%2F20200813%2Fus-west-2%2Fs3%2Faws4_request&amp;X-Amz-Date=20200813T111632Z&amp;X-Amz-Expires=86400&amp;X-Amz-Signature=c296ac25617d2016b1bcbadf6f9a5f5c4321577e992d32dceccdb1bf54b2ac3d&amp;X-Amz-SignedHeaders=host&amp;response-content-disposition=filename %3D"Acme%20Inc.png"</text:p>
          </table:table-cell>
        </table:table-row>
      </table:table>
      <table:table table:name="FSAccounts" table:style-name="ta1">
        <table:table-row>
          <table:table-cell office:value-type="string">
            <text:p>🔒 Row ID</text:p>
          </table:table-cell>
          <table:table-cell office:value-type="string">
            <text:p>$rowIndex</text:p>
          </table:table-cell>
          <table:table-cell office:value-type="string">
            <text:p>Name</text:p>
          </table:table-cell>
          <table:table-cell office:value-type="string">
            <text:p>Company</text:p>
          </table:table-cell>
          <table:table-cell office:value-type="string">
            <text:p>Photo</text:p>
          </table:table-cell>
          <table:table-cell office:value-type="string">
            <text:p>Email</text:p>
          </table:table-cell>
          <table:table-cell office:value-type="string">
            <text:p>Title</text:p>
          </table:table-cell>
          <table:table-cell office:value-type="string">
            <text:p>Phone</text:p>
          </table:table-cell>
          <table:table-cell office:value-type="string">
            <text:p>About</text:p>
          </table:table-cell>
          <table:table-cell office:value-type="string">
            <text:p>Rep Assigned/Email</text:p>
          </table:table-cell>
          <table:table-cell office:value-type="string">
            <text:p>Admin</text:p>
          </table:table-cell>
        </table:table-row>
        <table:table-row>
          <table:table-cell office:value-type="string">
            <text:p>0etRzRr.TwW2XBpW6uDxeQ</text:p>
          </table:table-cell>
          <table:table-cell office:value-type="string">
            <text:p>W8</text:p>
          </table:table-cell>
          <table:table-cell office:value-type="string">
            <text:p>Bernita Bulgen</text:p>
          </table:table-cell>
          <table:table-cell office:value-type="string">
            <text:p>Zoomit</text:p>
          </table:table-cell>
          <table:table-cell office:value-type="string">
            <text:p>https://storage.googleapis.com/glide-prod.appspot.com/uploads-v2/VarpgY1lX7nYoDxWFnCO/pub/ni8qHPFSdbyQcCWe46FX.png</text:p>
          </table:table-cell>
          <table:table-cell office:value-type="string">
            <text:p>bbulgen9@uiuc.edu</text:p>
          </table:table-cell>
          <table:table-cell office:value-type="string">
            <text:p>Founder</text:p>
          </table:table-cell>
          <table:table-cell office:value-type="string">
            <text:p>302-432-0413</text:p>
          </table:table-cell>
          <table:table-cell office:value-type="string">
            <text:p>Frasier used Glide to build &amp; launch an app at a pediatric medicine conference. Three months later, 500 pediatricians access her app each week.</text:p>
          </table:table-cell>
          <table:table-cell office:value-type="string">
            <text:p>alan@example.com</text:p>
          </table:table-cell>
          <table:table-cell office:value-type="string">
            <text:p>Admin</text:p>
          </table:table-cell>
        </table:table-row>
        <table:table-row>
          <table:table-cell office:value-type="string">
            <text:p>dor6urHxSxC9YaEUV0NzQw</text:p>
          </table:table-cell>
          <table:table-cell office:value-type="string">
            <text:p>W7</text:p>
          </table:table-cell>
          <table:table-cell office:value-type="string">
            <text:p>Wolfie Bluett</text:p>
          </table:table-cell>
          <table:table-cell office:value-type="string">
            <text:p>Gogozoom</text:p>
          </table:table-cell>
          <table:table-cell office:value-type="string">
            <text:p>https://storage.googleapis.com/glide-prod.appspot.com/uploads-v2/VarpgY1lX7nYoDxWFnCO/pub/OqosH5QqYfaTyJpHbafL.png</text:p>
          </table:table-cell>
          <table:table-cell office:value-type="string">
            <text:p>wbluett8@cbc.ca</text:p>
          </table:table-cell>
          <table:table-cell office:value-type="string">
            <text:p>CEO</text:p>
          </table:table-cell>
          <table:table-cell office:value-type="string">
            <text:p>717-852-8985</text:p>
          </table:table-cell>
          <table:table-cell office:value-type="string">
            <text:p>Frasier used Glide to build &amp; launch an app at a pediatric medicine conference. Three months later, 500 pediatricians access her app each week.</text:p>
          </table:table-cell>
          <table:table-cell office:value-type="string">
            <text:p>elina@example.com</text:p>
          </table:table-cell>
          <table:table-cell office:value-type="string">
            <text:p>Admin</text:p>
          </table:table-cell>
        </table:table-row>
        <table:table-row>
          <table:table-cell office:value-type="string">
            <text:p>EDWArW6xQeiNQX3xZ.3XwA</text:p>
          </table:table-cell>
          <table:table-cell office:value-type="string">
            <text:p>W6</text:p>
          </table:table-cell>
          <table:table-cell office:value-type="string">
            <text:p>Cacilia Degli Abbati</text:p>
          </table:table-cell>
          <table:table-cell office:value-type="string">
            <text:p>Isdom</text:p>
          </table:table-cell>
          <table:table-cell office:value-type="string">
            <text:p>https://storage.googleapis.com/glide-prod.appspot.com/uploads-v2/VarpgY1lX7nYoDxWFnCO/pub/YmeaGu6C97RAcFhO87IA.png</text:p>
          </table:table-cell>
          <table:table-cell office:value-type="string">
            <text:p>cdegli7@hibu.com</text:p>
          </table:table-cell>
          <table:table-cell office:value-type="string">
            <text:p>Founder</text:p>
          </table:table-cell>
          <table:table-cell office:value-type="string">
            <text:p>946-978-1938</text:p>
          </table:table-cell>
          <table:table-cell office:value-type="string">
            <text:p>Frasier used Glide to build &amp; launch an app at a pediatric medicine conference. Three months later, 500 pediatricians access her app each week.</text:p>
          </table:table-cell>
          <table:table-cell office:value-type="string">
            <text:p>melonie@example.com</text:p>
          </table:table-cell>
          <table:table-cell office:value-type="string">
            <text:p>Admin</text:p>
          </table:table-cell>
        </table:table-row>
        <table:table-row>
          <table:table-cell office:value-type="string">
            <text:p>gP5iaRrLQs6YOMzGrmHo4A</text:p>
          </table:table-cell>
          <table:table-cell office:value-type="string">
            <text:p>W2</text:p>
          </table:table-cell>
          <table:table-cell office:value-type="string">
            <text:p>Polly Sandlin</text:p>
          </table:table-cell>
          <table:table-cell office:value-type="string">
            <text:p>Condax</text:p>
          </table:table-cell>
          <table:table-cell office:value-type="string">
            <text:p>https://storage.googleapis.com/glide-prod.appspot.com/uploads-v2/VarpgY1lX7nYoDxWFnCO/pub/DsUkDB0FZduMyZZrEh5s.png</text:p>
          </table:table-cell>
          <table:table-cell office:value-type="string">
            <text:p>psandlin3@etsy.com</text:p>
          </table:table-cell>
          <table:table-cell office:value-type="string">
            <text:p>Manager</text:p>
          </table:table-cell>
          <table:table-cell office:value-type="string">
            <text:p>788-426-6499</text:p>
          </table:table-cell>
          <table:table-cell office:value-type="string">
            <text:p>Frasier used Glide to build &amp; launch an app at a pediatric medicine conference. Three months later, 500 pediatricians access her app each week.</text:p>
          </table:table-cell>
          <table:table-cell office:value-type="string">
            <text:p>evan@example.com</text:p>
          </table:table-cell>
          <table:table-cell office:value-type="string">
            <text:p>Admin</text:p>
          </table:table-cell>
        </table:table-row>
        <table:table-row>
          <table:table-cell office:value-type="string">
            <text:p>I7-04OA1SFOdNUROTD5xyA</text:p>
          </table:table-cell>
          <table:table-cell office:value-type="string">
            <text:p>W</text:p>
          </table:table-cell>
          <table:table-cell office:value-type="string">
            <text:p>Latashia Neagle</text:p>
          </table:table-cell>
          <table:table-cell office:value-type="string">
            <text:p>Yearin</text:p>
          </table:table-cell>
          <table:table-cell office:value-type="string">
            <text:p>https://storage.googleapis.com/glide-prod.appspot.com/uploads-v2/VarpgY1lX7nYoDxWFnCO/pub/R0f5pgzoVEOKwDq9bq2s.png</text:p>
          </table:table-cell>
          <table:table-cell office:value-type="string">
            <text:p>lneagle1@ebay.com</text:p>
          </table:table-cell>
          <table:table-cell office:value-type="string">
            <text:p>Accountant</text:p>
          </table:table-cell>
          <table:table-cell office:value-type="string">
            <text:p>582-925-6647</text:p>
          </table:table-cell>
          <table:table-cell office:value-type="string">
            <text:p>Frasier used Glide to build &amp; launch an app at a pediatric medicine conference. Three months later, 500 pediatricians access her app each week.</text:p>
          </table:table-cell>
          <table:table-cell office:value-type="string">
            <text:p>christina@example.com</text:p>
          </table:table-cell>
          <table:table-cell office:value-type="string">
            <text:p>Admin</text:p>
          </table:table-cell>
        </table:table-row>
        <table:table-row>
          <table:table-cell office:value-type="string">
            <text:p>2U6FJrRqTQK4Ziy16haDQw</text:p>
          </table:table-cell>
          <table:table-cell office:value-type="string">
            <text:p>V</text:p>
          </table:table-cell>
          <table:table-cell office:value-type="string">
            <text:p>Frasier Barnsley</text:p>
          </table:table-cell>
          <table:table-cell office:value-type="string">
            <text:p>Openlane</text:p>
          </table:table-cell>
          <table:table-cell office:value-type="string">
            <text:p>https://storage.googleapis.com/glide-prod.appspot.com/uploads-v2/VarpgY1lX7nYoDxWFnCO/pub/6gPwwnpBvXdkc9QirNa6.png</text:p>
          </table:table-cell>
          <table:table-cell office:value-type="string">
            <text:p>fbarnsley0@weather.com</text:p>
          </table:table-cell>
          <table:table-cell office:value-type="string">
            <text:p>CEO</text:p>
          </table:table-cell>
          <table:table-cell office:value-type="string">
            <text:p>419-673-0671</text:p>
          </table:table-cell>
          <table:table-cell office:value-type="string">
            <text:p>Frasier used Glide to build &amp; launch an app at a pediatric medicine conference. Three months later, 500 pediatricians access her app each week.</text:p>
          </table:table-cell>
          <table:table-cell office:value-type="string">
            <text:p>alan@example.com</text:p>
          </table:table-cell>
          <table:table-cell office:value-type="string">
            <text:p>Admin</text:p>
          </table:table-cell>
        </table:table-row>
        <table:table-row>
          <table:table-cell office:value-type="string">
            <text:p>TL6QC3coT5CFEXN9E2j3KA</text:p>
          </table:table-cell>
          <table:table-cell office:value-type="string">
            <text:p>W5</text:p>
          </table:table-cell>
          <table:table-cell office:value-type="string">
            <text:p>Nicol Wisniewski</text:p>
          </table:table-cell>
          <table:table-cell office:value-type="string">
            <text:p>year-job</text:p>
          </table:table-cell>
          <table:table-cell office:value-type="string">
            <text:p>https://storage.googleapis.com/glide-prod.appspot.com/uploads-v2/VarpgY1lX7nYoDxWFnCO/pub/ATuJD9ZvZciD22WkRcHY.png</text:p>
          </table:table-cell>
          <table:table-cell office:value-type="string">
            <text:p>nwisniewski6@globo.com</text:p>
          </table:table-cell>
          <table:table-cell office:value-type="string">
            <text:p>VP Finance</text:p>
          </table:table-cell>
          <table:table-cell office:value-type="string">
            <text:p>690-636-3657</text:p>
          </table:table-cell>
          <table:table-cell office:value-type="string">
            <text:p>Frasier used Glide to build &amp; launch an app at a pediatric medicine conference. Three months later, 500 pediatricians access her app each week.</text:p>
          </table:table-cell>
          <table:table-cell office:value-type="string">
            <text:p>elina@example.com</text:p>
          </table:table-cell>
          <table:table-cell office:value-type="string">
            <text:p>Admin</text:p>
          </table:table-cell>
        </table:table-row>
        <table:table-row>
          <table:table-cell office:value-type="string">
            <text:p>7H4Fxqn6TFSI0TIole2efg</text:p>
          </table:table-cell>
          <table:table-cell office:value-type="string">
            <text:p>W4</text:p>
          </table:table-cell>
          <table:table-cell office:value-type="string">
            <text:p>Jodie Strahan</text:p>
          </table:table-cell>
          <table:table-cell office:value-type="string">
            <text:p>Golddex</text:p>
          </table:table-cell>
          <table:table-cell office:value-type="string">
            <text:p>https://storage.googleapis.com/glide-prod.appspot.com/uploads-v2/VarpgY1lX7nYoDxWFnCO/pub/tx5yYhU1C455SORmJ0pD.png</text:p>
          </table:table-cell>
          <table:table-cell office:value-type="string">
            <text:p>jstrahan5@buzzfeed.com</text:p>
          </table:table-cell>
          <table:table-cell office:value-type="string">
            <text:p>CFO</text:p>
          </table:table-cell>
          <table:table-cell office:value-type="string">
            <text:p>214-188-1379</text:p>
          </table:table-cell>
          <table:table-cell office:value-type="string">
            <text:p>Frasier used Glide to build &amp; launch an app at a pediatric medicine conference. Three months later, 500 pediatricians access her app each week.</text:p>
          </table:table-cell>
          <table:table-cell office:value-type="string">
            <text:p>derek@example.com</text:p>
          </table:table-cell>
          <table:table-cell office:value-type="string">
            <text:p>Admin</text:p>
          </table:table-cell>
        </table:table-row>
        <table:table-row>
          <table:table-cell office:value-type="string">
            <text:p>8Uv6DDznTYOpXmYmPmj9Qw</text:p>
          </table:table-cell>
          <table:table-cell office:value-type="string">
            <text:p>W1</text:p>
          </table:table-cell>
          <table:table-cell office:value-type="string">
            <text:p>Jessie Novelli</text:p>
          </table:table-cell>
          <table:table-cell office:value-type="string">
            <text:p>Goodsilron</text:p>
          </table:table-cell>
          <table:table-cell office:value-type="string">
            <text:p>https://storage.googleapis.com/glide-prod.appspot.com/uploads-v2/VarpgY1lX7nYoDxWFnCO/pub/skGBCMZsiTeZswoBoNwA.png</text:p>
          </table:table-cell>
          <table:table-cell office:value-type="string">
            <text:p>jnovelli2@com.com</text:p>
          </table:table-cell>
          <table:table-cell office:value-type="string">
            <text:p>Leader</text:p>
          </table:table-cell>
          <table:table-cell office:value-type="string">
            <text:p>150-598-2040</text:p>
          </table:table-cell>
          <table:table-cell office:value-type="string">
            <text:p>Frasier used Glide to build &amp; launch an app at a pediatric medicine conference. Three months later, 500 pediatricians access her app each week.</text:p>
          </table:table-cell>
          <table:table-cell office:value-type="string">
            <text:p>fo@example.com</text:p>
          </table:table-cell>
          <table:table-cell office:value-type="string">
            <text:p>Admin</text:p>
          </table:table-cell>
        </table:table-row>
        <table:table-row>
          <table:table-cell office:value-type="string">
            <text:p>QhgAcuToRUy61Mm5T9S4ZQ</text:p>
          </table:table-cell>
          <table:table-cell office:value-type="string">
            <text:p>W3</text:p>
          </table:table-cell>
          <table:table-cell office:value-type="string">
            <text:p>Ada Gazey</text:p>
          </table:table-cell>
          <table:table-cell office:value-type="string">
            <text:p>Opentech</text:p>
          </table:table-cell>
          <table:table-cell office:value-type="string">
            <text:p>https://storage.googleapis.com/glide-prod.appspot.com/uploads-v2/VarpgY1lX7nYoDxWFnCO/pub/SPqCZU7quS0Y5lLYkvJ5.png</text:p>
          </table:table-cell>
          <table:table-cell office:value-type="string">
            <text:p>agazey4@cnn.com</text:p>
          </table:table-cell>
          <table:table-cell office:value-type="string">
            <text:p>Sales</text:p>
          </table:table-cell>
          <table:table-cell office:value-type="string">
            <text:p>310-307-8790</text:p>
          </table:table-cell>
          <table:table-cell office:value-type="string">
            <text:p>Frasier used Glide to build &amp; launch an app at a pediatric medicine conference. Three months later, 500 pediatricians access her app each week.</text:p>
          </table:table-cell>
          <table:table-cell office:value-type="string">
            <text:p>jo@example.com</text:p>
          </table:table-cell>
          <table:table-cell office:value-type="string">
            <text:p>Admin</text:p>
          </table:table-cell>
        </table:table-row>
      </table:table>
      <table:table table:name="FSProducts" table:style-name="ta1">
        <table:table-row>
          <table:table-cell office:value-type="string">
            <text:p>🔒 Row ID</text:p>
          </table:table-cell>
          <table:table-cell office:value-type="string">
            <text:p>$rowIndex</text:p>
          </table:table-cell>
          <table:table-cell office:value-type="string">
            <text:p>SKU</text:p>
          </table:table-cell>
          <table:table-cell office:value-type="string">
            <text:p>Brand</text:p>
          </table:table-cell>
          <table:table-cell office:value-type="string">
            <text:p>Product Name</text:p>
          </table:table-cell>
          <table:table-cell office:value-type="string">
            <text:p>Product Description</text:p>
          </table:table-cell>
          <table:table-cell office:value-type="string">
            <text:p>Product Image 1</text:p>
          </table:table-cell>
          <table:table-cell office:value-type="string">
            <text:p>Product Image 2</text:p>
          </table:table-cell>
          <table:table-cell office:value-type="string">
            <text:p>File Link</text:p>
          </table:table-cell>
          <table:table-cell office:value-type="string">
            <text:p>Cost</text:p>
          </table:table-cell>
          <table:table-cell office:value-type="string">
            <text:p>Qty Per Unit</text:p>
          </table:table-cell>
        </table:table-row>
        <table:table-row>
          <table:table-cell office:value-type="string">
            <text:p>3fCjx3ehRz-c3Lj31nbG7A</text:p>
          </table:table-cell>
          <table:table-cell office:value-type="string">
            <text:p>W</text:p>
          </table:table-cell>
          <table:table-cell office:value-type="string">
            <text:p>ERO-CC1</text:p>
          </table:table-cell>
          <table:table-cell office:value-type="string">
            <text:p>Erode</text:p>
          </table:table-cell>
          <table:table-cell office:value-type="string">
            <text:p>Part 2</text:p>
          </table:table-cell>
          <table:table-cell office:value-type="string">
            <text:p>Plugg kippt zapier plickers kazaa octopart ning, movity balihoo mog whrrl jajah ideeli.</text:p>
          </table:table-cell>
          <table:table-cell office:value-type="string">
            <text:p>https://storage.googleapis.com/glide-prod.appspot.com/uploads-v2/MINA1H5lSx6UQsE9PZ2n/pub/uhGAARXbJR1KhzG0Xrsd.png</text:p>
          </table:table-cell>
          <table:table-cell office:value-type="string">
            <text:p>https://storage.googleapis.com/glide-prod.appspot.com/uploads-v2/MINA1H5lSx6UQsE9PZ2n/pub/uhGAARXbJR1KhzG0Xrsd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</table:table-row>
        <table:table-row>
          <table:table-cell office:value-type="string">
            <text:p>VtIANnHITdaY7b2rEJfSTw</text:p>
          </table:table-cell>
          <table:table-cell office:value-type="string">
            <text:p>WV</text:p>
          </table:table-cell>
          <table:table-cell office:value-type="string">
            <text:p>CON-GC144</text:p>
          </table:table-cell>
          <table:table-cell office:value-type="string">
            <text:p>Concrete</text:p>
          </table:table-cell>
          <table:table-cell office:value-type="string">
            <text:p>Part 33</text:p>
          </table:table-cell>
          <table:table-cell office:value-type="string">
            <text:p>Ifttt convore unigo mozy twones, orkut yuntaa zlio.</text:p>
          </table:table-cell>
          <table:table-cell office:value-type="string">
            <text:p>https://storage.googleapis.com/glide-prod.appspot.com/uploads-v2/MINA1H5lSx6UQsE9PZ2n/pub/LNiXlDEFaDBdjPVFrL2C.png</text:p>
          </table:table-cell>
          <table:table-cell office:value-type="string">
            <text:p>https://storage.googleapis.com/glide-prod.appspot.com/uploads-v2/MINA1H5lSx6UQsE9PZ2n/pub/LNiXlDEFaDBdjPVFrL2C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Bo3SMZXT0K55UlwHjlloQ</text:p>
          </table:table-cell>
          <table:table-cell office:value-type="string">
            <text:p>W6</text:p>
          </table:table-cell>
          <table:table-cell office:value-type="string">
            <text:p>ERO-JY1</text:p>
          </table:table-cell>
          <table:table-cell office:value-type="string">
            <text:p>Erode</text:p>
          </table:table-cell>
          <table:table-cell office:value-type="string">
            <text:p>Part 8</text:p>
          </table:table-cell>
          <table:table-cell office:value-type="string">
            <text:p>Woopra loopt foodzie kippt, sifteo plugg.</text:p>
          </table:table-cell>
          <table:table-cell office:value-type="string">
            <text:p>https://storage.googleapis.com/glide-prod.appspot.com/uploads-v2/MINA1H5lSx6UQsE9PZ2n/pub/kelMETJvpuPFNN7mOyKn.png</text:p>
          </table:table-cell>
          <table:table-cell office:value-type="string">
            <text:p>https://storage.googleapis.com/glide-prod.appspot.com/uploads-v2/MINA1H5lSx6UQsE9PZ2n/pub/kelMETJvpuPFNN7mOyKn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2jx6LkKvRNaSuxsCpN1bVg</text:p>
          </table:table-cell>
          <table:table-cell office:value-type="string">
            <text:p>WQ</text:p>
          </table:table-cell>
          <table:table-cell office:value-type="string">
            <text:p>CON-GC114</text:p>
          </table:table-cell>
          <table:table-cell office:value-type="string">
            <text:p>Concrete</text:p>
          </table:table-cell>
          <table:table-cell office:value-type="string">
            <text:p>Part 28</text:p>
          </table:table-cell>
          <table:table-cell office:value-type="string">
            <text:p>Odeo rovio mozy koofers knewton, glogster zoosk waze gsnap, voki vuvox rovio.</text:p>
          </table:table-cell>
          <table:table-cell office:value-type="string">
            <text:p>https://storage.googleapis.com/glide-prod.appspot.com/uploads-v2/MINA1H5lSx6UQsE9PZ2n/pub/y2qjDl1p1tdAPC1A9j2t.png</text:p>
          </table:table-cell>
          <table:table-cell office:value-type="string">
            <text:p>https://storage.googleapis.com/glide-prod.appspot.com/uploads-v2/MINA1H5lSx6UQsE9PZ2n/pub/y2qjDl1p1tdAPC1A9j2t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215">
            <text:p>215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>
            <text:p>BIbZbN4TTHGpKu8CXFZrNQ</text:p>
          </table:table-cell>
          <table:table-cell office:value-type="string">
            <text:p>WT</text:p>
          </table:table-cell>
          <table:table-cell office:value-type="string">
            <text:p>CON-GC134</text:p>
          </table:table-cell>
          <table:table-cell office:value-type="string">
            <text:p>Concrete</text:p>
          </table:table-cell>
          <table:table-cell office:value-type="string">
            <text:p>Part 31</text:p>
          </table:table-cell>
          <table:table-cell office:value-type="string">
            <text:p>Mobly scribd mozy sococo gsnap, zimbra joyent.</text:p>
          </table:table-cell>
          <table:table-cell office:value-type="string">
            <text:p>https://storage.googleapis.com/glide-prod.appspot.com/uploads-v2/MINA1H5lSx6UQsE9PZ2n/pub/q6M3x4P6S69CW8lxpfu0.png</text:p>
          </table:table-cell>
          <table:table-cell office:value-type="string">
            <text:p>https://storage.googleapis.com/glide-prod.appspot.com/uploads-v2/MINA1H5lSx6UQsE9PZ2n/pub/q6M3x4P6S69CW8lxpfu0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275">
            <text:p>275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6xfy9BoNQq-740QJzTmBiw</text:p>
          </table:table-cell>
          <table:table-cell office:value-type="string">
            <text:p>WA</text:p>
          </table:table-cell>
          <table:table-cell office:value-type="string">
            <text:p>CON-HCC63</text:p>
          </table:table-cell>
          <table:table-cell office:value-type="string">
            <text:p>Concrete</text:p>
          </table:table-cell>
          <table:table-cell office:value-type="string">
            <text:p>Part 12</text:p>
          </table:table-cell>
          <table:table-cell office:value-type="string">
            <text:p>Klout woopra vuvox, diigo.</text:p>
          </table:table-cell>
          <table:table-cell office:value-type="string">
            <text:p>https://storage.googleapis.com/glide-prod.appspot.com/uploads-v2/MINA1H5lSx6UQsE9PZ2n/pub/hk9XOEp8DKmq5i7OR1RO.png</text:p>
          </table:table-cell>
          <table:table-cell office:value-type="string">
            <text:p>https://storage.googleapis.com/glide-prod.appspot.com/uploads-v2/MINA1H5lSx6UQsE9PZ2n/pub/hk9XOEp8DKmq5i7OR1RO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320">
            <text:p>320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463CzFEnSdutE3JiVTnbqQ</text:p>
          </table:table-cell>
          <table:table-cell office:value-type="string">
            <text:p>WU</text:p>
          </table:table-cell>
          <table:table-cell office:value-type="string">
            <text:p>CON-GC140</text:p>
          </table:table-cell>
          <table:table-cell office:value-type="string">
            <text:p>Concrete</text:p>
          </table:table-cell>
          <table:table-cell office:value-type="string">
            <text:p>Part 32</text:p>
          </table:table-cell>
          <table:table-cell office:value-type="string">
            <text:p>Klout woopra vuvox, diigo.</text:p>
          </table:table-cell>
          <table:table-cell office:value-type="string">
            <text:p>https://storage.googleapis.com/glide-prod.appspot.com/uploads-v2/MINA1H5lSx6UQsE9PZ2n/pub/mMkd9UdexfxupaCvI6WH.png</text:p>
          </table:table-cell>
          <table:table-cell office:value-type="string">
            <text:p>https://storage.googleapis.com/glide-prod.appspot.com/uploads-v2/MINA1H5lSx6UQsE9PZ2n/pub/mMkd9UdexfxupaCvI6WH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275">
            <text:p>27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R55lF0aWRXyNdHWYkBFiqg</text:p>
          </table:table-cell>
          <table:table-cell office:value-type="string">
            <text:p>WG</text:p>
          </table:table-cell>
          <table:table-cell office:value-type="string">
            <text:p>CON-HCC32</text:p>
          </table:table-cell>
          <table:table-cell office:value-type="string">
            <text:p>Concrete</text:p>
          </table:table-cell>
          <table:table-cell office:value-type="string">
            <text:p>Part 18</text:p>
          </table:table-cell>
          <table:table-cell office:value-type="string">
            <text:p>Dopplr akismet eskobo kno, zappos.</text:p>
          </table:table-cell>
          <table:table-cell office:value-type="string">
            <text:p>https://storage.googleapis.com/glide-prod.appspot.com/uploads-v2/MINA1H5lSx6UQsE9PZ2n/pub/hN0Ew1W6iacDMiFe1p5I.png</text:p>
          </table:table-cell>
          <table:table-cell office:value-type="string">
            <text:p>https://storage.googleapis.com/glide-prod.appspot.com/uploads-v2/MINA1H5lSx6UQsE9PZ2n/pub/hN0Ew1W6iacDMiFe1p5I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215">
            <text:p>21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uzwPNzLeRxiTUU45r4GWJw</text:p>
          </table:table-cell>
          <table:table-cell office:value-type="string">
            <text:p>WX</text:p>
          </table:table-cell>
          <table:table-cell office:value-type="string">
            <text:p>CON-GC147</text:p>
          </table:table-cell>
          <table:table-cell office:value-type="string">
            <text:p>Concrete</text:p>
          </table:table-cell>
          <table:table-cell office:value-type="string">
            <text:p>Part 35</text:p>
          </table:table-cell>
          <table:table-cell office:value-type="string">
            <text:p>Jumo fleck zappos empressr dopplr, blekko joost.</text:p>
          </table:table-cell>
          <table:table-cell office:value-type="string">
            <text:p>https://storage.googleapis.com/glide-prod.appspot.com/uploads-v2/MINA1H5lSx6UQsE9PZ2n/pub/quUCCt6Xe5i1LC3zknGJ.png</text:p>
          </table:table-cell>
          <table:table-cell office:value-type="string">
            <text:p>https://storage.googleapis.com/glide-prod.appspot.com/uploads-v2/MINA1H5lSx6UQsE9PZ2n/pub/quUCCt6Xe5i1LC3zknGJ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320">
            <text:p>320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>
            <text:p>Ic3NbZTvQYW8hs3jFfVS5A</text:p>
          </table:table-cell>
          <table:table-cell office:value-type="string">
            <text:p>W1</text:p>
          </table:table-cell>
          <table:table-cell office:value-type="string">
            <text:p>ERO-CV1</text:p>
          </table:table-cell>
          <table:table-cell office:value-type="string">
            <text:p>Erode</text:p>
          </table:table-cell>
          <table:table-cell office:value-type="string">
            <text:p>Part 3</text:p>
          </table:table-cell>
          <table:table-cell office:value-type="string">
            <text:p>Jumo oooj wufoo groupon jaiku zillow, kno ideeli voki.</text:p>
          </table:table-cell>
          <table:table-cell office:value-type="string">
            <text:p>https://storage.googleapis.com/glide-prod.appspot.com/uploads-v2/MINA1H5lSx6UQsE9PZ2n/pub/vxsgD08Hyy1PL0Yh3576.png</text:p>
          </table:table-cell>
          <table:table-cell office:value-type="string">
            <text:p>https://storage.googleapis.com/glide-prod.appspot.com/uploads-v2/MINA1H5lSx6UQsE9PZ2n/pub/vxsgD08Hyy1PL0Yh3576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oVaIge8GQ5WUD8SvhixipA</text:p>
          </table:table-cell>
          <table:table-cell office:value-type="string">
            <text:p>W3</text:p>
          </table:table-cell>
          <table:table-cell office:value-type="string">
            <text:p>ERO-LC1</text:p>
          </table:table-cell>
          <table:table-cell office:value-type="string">
            <text:p>Erode</text:p>
          </table:table-cell>
          <table:table-cell office:value-type="string">
            <text:p>Part 5</text:p>
          </table:table-cell>
          <table:table-cell office:value-type="string">
            <text:p>Jumo fleck zappos empressr dopplr, blekko joost.</text:p>
          </table:table-cell>
          <table:table-cell office:value-type="string">
            <text:p>https://storage.googleapis.com/glide-prod.appspot.com/uploads-v2/MINA1H5lSx6UQsE9PZ2n/pub/tuRJ3DEfCg2DgklVCNkD.png</text:p>
          </table:table-cell>
          <table:table-cell office:value-type="string">
            <text:p>https://storage.googleapis.com/glide-prod.appspot.com/uploads-v2/MINA1H5lSx6UQsE9PZ2n/pub/tuRJ3DEfCg2DgklVCNkD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mi6qaKARCaxAShvtcMwLQ</text:p>
          </table:table-cell>
          <table:table-cell office:value-type="string">
            <text:p>W4</text:p>
          </table:table-cell>
          <table:table-cell office:value-type="string">
            <text:p>ERO-WG1</text:p>
          </table:table-cell>
          <table:table-cell office:value-type="string">
            <text:p>Erode</text:p>
          </table:table-cell>
          <table:table-cell office:value-type="string">
            <text:p>Part 6</text:p>
          </table:table-cell>
          <table:table-cell office:value-type="string">
            <text:p>Spock zoosk eskobo imvu doostang, unigo empressr quora, greplin knewton mobly.</text:p>
          </table:table-cell>
          <table:table-cell office:value-type="string">
            <text:p>https://storage.googleapis.com/glide-prod.appspot.com/uploads-v2/MINA1H5lSx6UQsE9PZ2n/pub/US9YlhOH7w7jyYVQD6Zg.png</text:p>
          </table:table-cell>
          <table:table-cell office:value-type="string">
            <text:p>https://storage.googleapis.com/glide-prod.appspot.com/uploads-v2/MINA1H5lSx6UQsE9PZ2n/pub/US9YlhOH7w7jyYVQD6Zg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</table:table-row>
        <table:table-row>
          <table:table-cell office:value-type="string">
            <text:p>0BZHmwjySS6fZpKJXMDinQ</text:p>
          </table:table-cell>
          <table:table-cell office:value-type="string">
            <text:p>W8</text:p>
          </table:table-cell>
          <table:table-cell office:value-type="string">
            <text:p>CON-CS1</text:p>
          </table:table-cell>
          <table:table-cell office:value-type="string">
            <text:p>Concrete</text:p>
          </table:table-cell>
          <table:table-cell office:value-type="string">
            <text:p>Part 10</text:p>
          </table:table-cell>
          <table:table-cell office:value-type="string">
            <text:p>Waze zynga dropio joyent napster trulia ning edmodo whrrl, plaxo mzinga spotify zoho oovoo tivo.</text:p>
          </table:table-cell>
          <table:table-cell office:value-type="string">
            <text:p>https://storage.googleapis.com/glide-prod.appspot.com/uploads-v2/MINA1H5lSx6UQsE9PZ2n/pub/oTZ1XN7SiAI7oGviGTxS.png</text:p>
          </table:table-cell>
          <table:table-cell office:value-type="string">
            <text:p>https://storage.googleapis.com/glide-prod.appspot.com/uploads-v2/MINA1H5lSx6UQsE9PZ2n/pub/oTZ1XN7SiAI7oGviGTxS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185">
            <text:p>185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5-T7Yj34QcirdhYxctOwOg</text:p>
          </table:table-cell>
          <table:table-cell office:value-type="string">
            <text:p>WO</text:p>
          </table:table-cell>
          <table:table-cell office:value-type="string">
            <text:p>CON-GC106</text:p>
          </table:table-cell>
          <table:table-cell office:value-type="string">
            <text:p>Concrete</text:p>
          </table:table-cell>
          <table:table-cell office:value-type="string">
            <text:p>Part 26</text:p>
          </table:table-cell>
          <table:table-cell office:value-type="string">
            <text:p>Klout woopra vuvox, diigo.</text:p>
          </table:table-cell>
          <table:table-cell office:value-type="string">
            <text:p>https://storage.googleapis.com/glide-prod.appspot.com/uploads-v2/MINA1H5lSx6UQsE9PZ2n/pub/DyOFBmiAc2iTi9t0kRQm.png</text:p>
          </table:table-cell>
          <table:table-cell office:value-type="string">
            <text:p>https://storage.googleapis.com/glide-prod.appspot.com/uploads-v2/MINA1H5lSx6UQsE9PZ2n/pub/DyOFBmiAc2iTi9t0kRQm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215">
            <text:p>21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aVArnJL3RSKdEwUvLdS7Wg</text:p>
          </table:table-cell>
          <table:table-cell office:value-type="string">
            <text:p>WH</text:p>
          </table:table-cell>
          <table:table-cell office:value-type="string">
            <text:p>CON-HCC53</text:p>
          </table:table-cell>
          <table:table-cell office:value-type="string">
            <text:p>Concrete</text:p>
          </table:table-cell>
          <table:table-cell office:value-type="string">
            <text:p>Part 19</text:p>
          </table:table-cell>
          <table:table-cell office:value-type="string">
            <text:p>Jumo fleck zappos empressr dopplr, blekko joost.</text:p>
          </table:table-cell>
          <table:table-cell office:value-type="string">
            <text:p>https://storage.googleapis.com/glide-prod.appspot.com/uploads-v2/MINA1H5lSx6UQsE9PZ2n/pub/gU81PvCr5j7BUJi29ehj.png</text:p>
          </table:table-cell>
          <table:table-cell office:value-type="string">
            <text:p>https://storage.googleapis.com/glide-prod.appspot.com/uploads-v2/MINA1H5lSx6UQsE9PZ2n/pub/gU81PvCr5j7BUJi29ehj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qNvcRWD6QGK5TZ-kxFTEHw</text:p>
          </table:table-cell>
          <table:table-cell office:value-type="string">
            <text:p>WR</text:p>
          </table:table-cell>
          <table:table-cell office:value-type="string">
            <text:p>CON-GC123</text:p>
          </table:table-cell>
          <table:table-cell office:value-type="string">
            <text:p>Concrete</text:p>
          </table:table-cell>
          <table:table-cell office:value-type="string">
            <text:p>Part 29</text:p>
          </table:table-cell>
          <table:table-cell office:value-type="string">
            <text:p>Wakoopa eskobo oovoo klout chumby wesabe, zanga woopra unigo wikia.</text:p>
          </table:table-cell>
          <table:table-cell office:value-type="string">
            <text:p>https://storage.googleapis.com/glide-prod.appspot.com/uploads-v2/MINA1H5lSx6UQsE9PZ2n/pub/SWmp7TH9Rehla0YzCnXw.png</text:p>
          </table:table-cell>
          <table:table-cell office:value-type="string">
            <text:p>https://storage.googleapis.com/glide-prod.appspot.com/uploads-v2/MINA1H5lSx6UQsE9PZ2n/pub/SWmp7TH9Rehla0YzCnXw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-6IQ9VKS7CeGEVqTWU-8Q</text:p>
          </table:table-cell>
          <table:table-cell office:value-type="string">
            <text:p>W7</text:p>
          </table:table-cell>
          <table:table-cell office:value-type="string">
            <text:p>CON-CS1</text:p>
          </table:table-cell>
          <table:table-cell office:value-type="string">
            <text:p>Concrete</text:p>
          </table:table-cell>
          <table:table-cell office:value-type="string">
            <text:p>Part 9</text:p>
          </table:table-cell>
          <table:table-cell office:value-type="string">
            <text:p>Wakoopa eskobo oovoo klout chumby wesabe, zanga woopra unigo wikia.</text:p>
          </table:table-cell>
          <table:table-cell office:value-type="string">
            <text:p>https://storage.googleapis.com/glide-prod.appspot.com/uploads-v2/MINA1H5lSx6UQsE9PZ2n/pub/XMbJRqy8gauvGPQINhRe.png</text:p>
          </table:table-cell>
          <table:table-cell office:value-type="string">
            <text:p>https://storage.googleapis.com/glide-prod.appspot.com/uploads-v2/MINA1H5lSx6UQsE9PZ2n/pub/XMbJRqy8gauvGPQINhRe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320">
            <text:p>320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hrHvR1fPRSGbeRSJwbPjRA</text:p>
          </table:table-cell>
          <table:table-cell office:value-type="string">
            <text:p>WN</text:p>
          </table:table-cell>
          <table:table-cell office:value-type="string">
            <text:p>CON-HCC32</text:p>
          </table:table-cell>
          <table:table-cell office:value-type="string">
            <text:p>Concrete</text:p>
          </table:table-cell>
          <table:table-cell office:value-type="string">
            <text:p>Part 25</text:p>
          </table:table-cell>
          <table:table-cell office:value-type="string">
            <text:p>Mobly scribd mozy sococo gsnap, zimbra joyent.</text:p>
          </table:table-cell>
          <table:table-cell office:value-type="string">
            <text:p>https://storage.googleapis.com/glide-prod.appspot.com/uploads-v2/MINA1H5lSx6UQsE9PZ2n/pub/p7UZ0PK49z4yGY4cQKN5.png</text:p>
          </table:table-cell>
          <table:table-cell office:value-type="string">
            <text:p>https://storage.googleapis.com/glide-prod.appspot.com/uploads-v2/MINA1H5lSx6UQsE9PZ2n/pub/p7UZ0PK49z4yGY4cQKN5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215">
            <text:p>215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k03safUMREuobMtPFV7m-w</text:p>
          </table:table-cell>
          <table:table-cell office:value-type="string">
            <text:p>WB</text:p>
          </table:table-cell>
          <table:table-cell office:value-type="string">
            <text:p>CON-HCC02</text:p>
          </table:table-cell>
          <table:table-cell office:value-type="string">
            <text:p>Concrete</text:p>
          </table:table-cell>
          <table:table-cell office:value-type="string">
            <text:p>Part 13</text:p>
          </table:table-cell>
          <table:table-cell office:value-type="string">
            <text:p>Ifttt convore unigo mozy twones, orkut yuntaa zlio.</text:p>
          </table:table-cell>
          <table:table-cell office:value-type="string">
            <text:p>https://storage.googleapis.com/glide-prod.appspot.com/uploads-v2/MINA1H5lSx6UQsE9PZ2n/pub/77V1boRzqAKCwQ8o0PNj.png</text:p>
          </table:table-cell>
          <table:table-cell office:value-type="string">
            <text:p>https://storage.googleapis.com/glide-prod.appspot.com/uploads-v2/MINA1H5lSx6UQsE9PZ2n/pub/77V1boRzqAKCwQ8o0PNj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HaM2SwZSXarsIJv46u8rg</text:p>
          </table:table-cell>
          <table:table-cell office:value-type="string">
            <text:p>WP</text:p>
          </table:table-cell>
          <table:table-cell office:value-type="string">
            <text:p>CON-GC111</text:p>
          </table:table-cell>
          <table:table-cell office:value-type="string">
            <text:p>Concrete</text:p>
          </table:table-cell>
          <table:table-cell office:value-type="string">
            <text:p>Part 27</text:p>
          </table:table-cell>
          <table:table-cell office:value-type="string">
            <text:p>Ifttt convore unigo mozy twones, orkut yuntaa zlio.</text:p>
          </table:table-cell>
          <table:table-cell office:value-type="string">
            <text:p>https://storage.googleapis.com/glide-prod.appspot.com/uploads-v2/MINA1H5lSx6UQsE9PZ2n/pub/dLMZQSZDGx1MEU6eMxzQ.png</text:p>
          </table:table-cell>
          <table:table-cell office:value-type="string">
            <text:p>https://storage.googleapis.com/glide-prod.appspot.com/uploads-v2/MINA1H5lSx6UQsE9PZ2n/pub/dLMZQSZDGx1MEU6eMxzQ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0n3vXaVRF2mQY2CZwe8Sg</text:p>
          </table:table-cell>
          <table:table-cell office:value-type="string">
            <text:p>WF</text:p>
          </table:table-cell>
          <table:table-cell office:value-type="string">
            <text:p>CON-HCC12</text:p>
          </table:table-cell>
          <table:table-cell office:value-type="string">
            <text:p>Concrete</text:p>
          </table:table-cell>
          <table:table-cell office:value-type="string">
            <text:p>Part 17</text:p>
          </table:table-cell>
          <table:table-cell office:value-type="string">
            <text:p>Jumo oooj wufoo groupon jaiku zillow, kno ideeli voki.</text:p>
          </table:table-cell>
          <table:table-cell office:value-type="string">
            <text:p>https://storage.googleapis.com/glide-prod.appspot.com/uploads-v2/MINA1H5lSx6UQsE9PZ2n/pub/JWhGbWAxhBUoV5VJ4pLM.png</text:p>
          </table:table-cell>
          <table:table-cell office:value-type="string">
            <text:p>https://storage.googleapis.com/glide-prod.appspot.com/uploads-v2/MINA1H5lSx6UQsE9PZ2n/pub/JWhGbWAxhBUoV5VJ4pLM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275">
            <text:p>275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pms-tlsDT1OOu00hfb9fdA</text:p>
          </table:table-cell>
          <table:table-cell office:value-type="string">
            <text:p>WC</text:p>
          </table:table-cell>
          <table:table-cell office:value-type="string">
            <text:p>CON-HCC13</text:p>
          </table:table-cell>
          <table:table-cell office:value-type="string">
            <text:p>Concrete</text:p>
          </table:table-cell>
          <table:table-cell office:value-type="string">
            <text:p>Part 14</text:p>
          </table:table-cell>
          <table:table-cell office:value-type="string">
            <text:p>Odeo rovio mozy koofers knewton, glogster zoosk waze gsnap, voki vuvox rovio.</text:p>
          </table:table-cell>
          <table:table-cell office:value-type="string">
            <text:p>https://storage.googleapis.com/glide-prod.appspot.com/uploads-v2/MINA1H5lSx6UQsE9PZ2n/pub/Fv4rCOongJSaGTSsEloq.png</text:p>
          </table:table-cell>
          <table:table-cell office:value-type="string">
            <text:p>https://storage.googleapis.com/glide-prod.appspot.com/uploads-v2/MINA1H5lSx6UQsE9PZ2n/pub/Fv4rCOongJSaGTSsEloq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320">
            <text:p>320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>
            <text:p>UM5qSNooRh-Cjd0.4hjvWA</text:p>
          </table:table-cell>
          <table:table-cell office:value-type="string">
            <text:p>WY</text:p>
          </table:table-cell>
          <table:table-cell office:value-type="string">
            <text:p>sa ligueykat</text:p>
          </table:table-cell>
          <table:table-cell office:value-type="string">
            <text:p>ligueykat</text:p>
          </table:table-cell>
          <table:table-cell office:value-type="string">
            <text:p>liguey kat</text:p>
          </table:table-cell>
          <table:table-cell office:value-type="string">
            <text:p>recherche de travaille manuelle soudeur macon pompiste macon bonne pour maison gardien vendeur ect</text:p>
          </table:table-cell>
          <table:table-cell office:value-type="string">
            <text:p>https://storage.googleapis.com/glide-prod.appspot.com/uploads-v2/bfEyqn3cuIaj8s87kJk4/pub/5yJzSbziUC1VrPjmhrGh.png</text:p>
          </table:table-cell>
          <table:table-cell office:value-type="string">
            <text:p>https://storage.googleapis.com/glide-prod.appspot.com/uploads-v2/bfEyqn3cuIaj8s87kJk4/pub/UobbrHkVPEv9tkqOrI5X.png</text:p>
          </table:table-cell>
          <table:table-cell office:value-type="string">
            <text:p>https://storage.googleapis.com/glide-prod.appspot.com/uploads-v2/bfEyqn3cuIaj8s87kJk4/pub/kr4SlLV9QzgyftQvRpYA.mp4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</table:table-row>
        <table:table-row>
          <table:table-cell office:value-type="string">
            <text:p>mmgjLzMXSS-lHBy6SH2Y0Q</text:p>
          </table:table-cell>
          <table:table-cell office:value-type="string">
            <text:p>WD</text:p>
          </table:table-cell>
          <table:table-cell office:value-type="string">
            <text:p>CON-HCC43</text:p>
          </table:table-cell>
          <table:table-cell office:value-type="string">
            <text:p>Concrete</text:p>
          </table:table-cell>
          <table:table-cell office:value-type="string">
            <text:p>Part 15</text:p>
          </table:table-cell>
          <table:table-cell office:value-type="string">
            <text:p>Webtwo ipsum greplin mobly chartly wesabe, glogster.<text:s/></text:p>
          </table:table-cell>
          <table:table-cell office:value-type="string">
            <text:p>https://storage.googleapis.com/glide-prod.appspot.com/uploads-v2/MINA1H5lSx6UQsE9PZ2n/pub/JTMydHnkcfpPwuGZVlwn.png</text:p>
          </table:table-cell>
          <table:table-cell office:value-type="string">
            <text:p>https://storage.googleapis.com/glide-prod.appspot.com/uploads-v2/MINA1H5lSx6UQsE9PZ2n/pub/JTMydHnkcfpPwuGZVlwn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KuTh-ebRISAcaUyZLuJ3g</text:p>
          </table:table-cell>
          <table:table-cell office:value-type="string">
            <text:p>WE</text:p>
          </table:table-cell>
          <table:table-cell office:value-type="string">
            <text:p>CON-HCC22</text:p>
          </table:table-cell>
          <table:table-cell office:value-type="string">
            <text:p>Concrete</text:p>
          </table:table-cell>
          <table:table-cell office:value-type="string">
            <text:p>Part 16</text:p>
          </table:table-cell>
          <table:table-cell office:value-type="string">
            <text:p>Plugg kippt zapier plickers kazaa octopart ning, movity balihoo mog whrrl jajah ideeli.</text:p>
          </table:table-cell>
          <table:table-cell office:value-type="string">
            <text:p>https://storage.googleapis.com/glide-prod.appspot.com/uploads-v2/MINA1H5lSx6UQsE9PZ2n/pub/p1rcL6IBQwSO1SfDtQ4X.png</text:p>
          </table:table-cell>
          <table:table-cell office:value-type="string">
            <text:p>https://storage.googleapis.com/glide-prod.appspot.com/uploads-v2/MINA1H5lSx6UQsE9PZ2n/pub/p1rcL6IBQwSO1SfDtQ4X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215">
            <text:p>215</text:p>
          </table:table-cell>
          <table:table-cell office:value-type="float" office:value="20">
            <text:p>20</text:p>
          </table:table-cell>
        </table:table-row>
        <table:table-row>
          <table:table-cell office:value-type="string">
            <text:p>xyujWjjTS4uzHfXomyldxA</text:p>
          </table:table-cell>
          <table:table-cell office:value-type="string">
            <text:p>W2</text:p>
          </table:table-cell>
          <table:table-cell office:value-type="string">
            <text:p>ERO-LI1</text:p>
          </table:table-cell>
          <table:table-cell office:value-type="string">
            <text:p>Erode</text:p>
          </table:table-cell>
          <table:table-cell office:value-type="string">
            <text:p>Part 4</text:p>
          </table:table-cell>
          <table:table-cell office:value-type="string">
            <text:p>Dopplr akismet eskobo kno, zappos.</text:p>
          </table:table-cell>
          <table:table-cell office:value-type="string">
            <text:p>https://storage.googleapis.com/glide-prod.appspot.com/uploads-v2/MINA1H5lSx6UQsE9PZ2n/pub/V0vA7a0jA7HoDpufwbZE.png</text:p>
          </table:table-cell>
          <table:table-cell office:value-type="string">
            <text:p>https://storage.googleapis.com/glide-prod.appspot.com/uploads-v2/MINA1H5lSx6UQsE9PZ2n/pub/V0vA7a0jA7HoDpufwbZE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lSc4dmmESq-BYlaVsqsj.Q</text:p>
          </table:table-cell>
          <table:table-cell office:value-type="string">
            <text:p>WL</text:p>
          </table:table-cell>
          <table:table-cell office:value-type="string">
            <text:p>CON-HCC32</text:p>
          </table:table-cell>
          <table:table-cell office:value-type="string">
            <text:p>Concrete</text:p>
          </table:table-cell>
          <table:table-cell office:value-type="string">
            <text:p>Part 23</text:p>
          </table:table-cell>
          <table:table-cell office:value-type="string">
            <text:p>Wakoopa eskobo oovoo klout chumby wesabe, zanga woopra unigo wikia.</text:p>
          </table:table-cell>
          <table:table-cell office:value-type="string">
            <text:p>https://storage.googleapis.com/glide-prod.appspot.com/uploads-v2/MINA1H5lSx6UQsE9PZ2n/pub/dK9DdRepve3jauPENAZ1.png</text:p>
          </table:table-cell>
          <table:table-cell office:value-type="string">
            <text:p>https://storage.googleapis.com/glide-prod.appspot.com/uploads-v2/MINA1H5lSx6UQsE9PZ2n/pub/dK9DdRepve3jauPENAZ1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215">
            <text:p>21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4j5GZHSeTmSgmX6yf6Cvew</text:p>
          </table:table-cell>
          <table:table-cell office:value-type="string">
            <text:p>V</text:p>
          </table:table-cell>
          <table:table-cell office:value-type="string">
            <text:p>ERO921</text:p>
          </table:table-cell>
          <table:table-cell office:value-type="string">
            <text:p>Erode</text:p>
          </table:table-cell>
          <table:table-cell office:value-type="string">
            <text:p>Part 1</text:p>
          </table:table-cell>
          <table:table-cell office:value-type="string">
            <text:p>Webtwo ipsum greplin mobly chartly wesabe, glogster.<text:s/></text:p>
          </table:table-cell>
          <table:table-cell office:value-type="string">
            <text:p>https://storage.googleapis.com/glide-prod.appspot.com/uploads-v2/MINA1H5lSx6UQsE9PZ2n/pub/FOPyxX9Ji09NlVV5WmTX.png</text:p>
          </table:table-cell>
          <table:table-cell office:value-type="string">
            <text:p>https://storage.googleapis.com/glide-prod.appspot.com/uploads-v2/MINA1H5lSx6UQsE9PZ2n/pub/FOPyxX9Ji09NlVV5WmTX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BFV2QNSXW6kSiGN3x7OQ</text:p>
          </table:table-cell>
          <table:table-cell office:value-type="string">
            <text:p>WJ</text:p>
          </table:table-cell>
          <table:table-cell office:value-type="string">
            <text:p>CON-HCC02</text:p>
          </table:table-cell>
          <table:table-cell office:value-type="string">
            <text:p>Concrete</text:p>
          </table:table-cell>
          <table:table-cell office:value-type="string">
            <text:p>Part 21</text:p>
          </table:table-cell>
          <table:table-cell office:value-type="string">
            <text:p>Koofers skype jabber glogster, eskobo.<text:s/></text:p>
          </table:table-cell>
          <table:table-cell office:value-type="string">
            <text:p>https://storage.googleapis.com/glide-prod.appspot.com/uploads-v2/MINA1H5lSx6UQsE9PZ2n/pub/9eSmq371lgV0PhrkACAX.png</text:p>
          </table:table-cell>
          <table:table-cell office:value-type="string">
            <text:p>https://storage.googleapis.com/glide-prod.appspot.com/uploads-v2/MINA1H5lSx6UQsE9PZ2n/pub/9eSmq371lgV0PhrkACAX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215">
            <text:p>215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>
            <text:p>8SFBgfhbRfiZzwsOtrkSxw</text:p>
          </table:table-cell>
          <table:table-cell office:value-type="string">
            <text:p>WS</text:p>
          </table:table-cell>
          <table:table-cell office:value-type="string">
            <text:p>CON-GC132</text:p>
          </table:table-cell>
          <table:table-cell office:value-type="string">
            <text:p>Concrete</text:p>
          </table:table-cell>
          <table:table-cell office:value-type="string">
            <text:p>Part 30</text:p>
          </table:table-cell>
          <table:table-cell office:value-type="string">
            <text:p>Waze zynga dropio joyent napster trulia ning edmodo whrrl, plaxo mzinga spotify zoho oovoo tivo.</text:p>
          </table:table-cell>
          <table:table-cell office:value-type="string">
            <text:p>https://storage.googleapis.com/glide-prod.appspot.com/uploads-v2/MINA1H5lSx6UQsE9PZ2n/pub/KAOOYHVFUCDiI7vR7UHE.png</text:p>
          </table:table-cell>
          <table:table-cell office:value-type="string">
            <text:p>https://storage.googleapis.com/glide-prod.appspot.com/uploads-v2/MINA1H5lSx6UQsE9PZ2n/pub/KAOOYHVFUCDiI7vR7UHE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275">
            <text:p>275</text:p>
          </table:table-cell>
          <table:table-cell office:value-type="float" office:value="20">
            <text:p>20</text:p>
          </table:table-cell>
        </table:table-row>
        <table:table-row>
          <table:table-cell office:value-type="string">
            <text:p>rpS3WSRwQriaOJRlvP2ReQ</text:p>
          </table:table-cell>
          <table:table-cell office:value-type="string">
            <text:p>WM</text:p>
          </table:table-cell>
          <table:table-cell office:value-type="string">
            <text:p>CON-HCC22</text:p>
          </table:table-cell>
          <table:table-cell office:value-type="string">
            <text:p>Concrete</text:p>
          </table:table-cell>
          <table:table-cell office:value-type="string">
            <text:p>Part 24</text:p>
          </table:table-cell>
          <table:table-cell office:value-type="string">
            <text:p>Waze zynga dropio joyent napster trulia ning edmodo whrrl, plaxo mzinga spotify zoho oovoo tivo.</text:p>
          </table:table-cell>
          <table:table-cell office:value-type="string">
            <text:p>https://storage.googleapis.com/glide-prod.appspot.com/uploads-v2/MINA1H5lSx6UQsE9PZ2n/pub/v2h4zAUfFWkW2g8sbjjN.png</text:p>
          </table:table-cell>
          <table:table-cell office:value-type="string">
            <text:p>https://storage.googleapis.com/glide-prod.appspot.com/uploads-v2/MINA1H5lSx6UQsE9PZ2n/pub/v2h4zAUfFWkW2g8sbjjN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215">
            <text:p>215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0yCO6ESJQFuS-5RBuMYGwQ</text:p>
          </table:table-cell>
          <table:table-cell office:value-type="string">
            <text:p>W9</text:p>
          </table:table-cell>
          <table:table-cell office:value-type="string">
            <text:p>CON-HCC53</text:p>
          </table:table-cell>
          <table:table-cell office:value-type="string">
            <text:p>Concrete</text:p>
          </table:table-cell>
          <table:table-cell office:value-type="string">
            <text:p>Part 11</text:p>
          </table:table-cell>
          <table:table-cell office:value-type="string">
            <text:p>Mobly scribd mozy sococo gsnap, zimbra joyent.</text:p>
          </table:table-cell>
          <table:table-cell office:value-type="string">
            <text:p>https://storage.googleapis.com/glide-prod.appspot.com/uploads-v2/MINA1H5lSx6UQsE9PZ2n/pub/JUFABLkcrpz5h17R8l6Z.png</text:p>
          </table:table-cell>
          <table:table-cell office:value-type="string">
            <text:p>https://storage.googleapis.com/glide-prod.appspot.com/uploads-v2/MINA1H5lSx6UQsE9PZ2n/pub/JUFABLkcrpz5h17R8l6Z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320">
            <text:p>320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XoBFFXW.R1G2oDHfNSpBnQ</text:p>
          </table:table-cell>
          <table:table-cell office:value-type="string">
            <text:p>WI</text:p>
          </table:table-cell>
          <table:table-cell office:value-type="string">
            <text:p>CON-HCC62</text:p>
          </table:table-cell>
          <table:table-cell office:value-type="string">
            <text:p>Concrete</text:p>
          </table:table-cell>
          <table:table-cell office:value-type="string">
            <text:p>Part 20</text:p>
          </table:table-cell>
          <table:table-cell office:value-type="string">
            <text:p>Spock zoosk eskobo imvu doostang, unigo empressr quora, greplin knewton mobly.</text:p>
          </table:table-cell>
          <table:table-cell office:value-type="string">
            <text:p>https://storage.googleapis.com/glide-prod.appspot.com/uploads-v2/MINA1H5lSx6UQsE9PZ2n/pub/Wp2F4fSgctnL9adk53E5.png</text:p>
          </table:table-cell>
          <table:table-cell office:value-type="string">
            <text:p>https://storage.googleapis.com/glide-prod.appspot.com/uploads-v2/MINA1H5lSx6UQsE9PZ2n/pub/Wp2F4fSgctnL9adk53E5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215">
            <text:p>215</text:p>
          </table:table-cell>
          <table:table-cell office:value-type="float" office:value="25">
            <text:p>25</text:p>
          </table:table-cell>
        </table:table-row>
        <table:table-row>
          <table:table-cell office:value-type="string">
            <text:p>zCUw5-9NRPa9yK3yBEwLJw</text:p>
          </table:table-cell>
          <table:table-cell office:value-type="string">
            <text:p>WK</text:p>
          </table:table-cell>
          <table:table-cell office:value-type="string">
            <text:p>CON-HCC21</text:p>
          </table:table-cell>
          <table:table-cell office:value-type="string">
            <text:p>Concrete</text:p>
          </table:table-cell>
          <table:table-cell office:value-type="string">
            <text:p>Part 22</text:p>
          </table:table-cell>
          <table:table-cell office:value-type="string">
            <text:p>Woopra loopt foodzie kippt, sifteo plugg.</text:p>
          </table:table-cell>
          <table:table-cell office:value-type="string">
            <text:p>https://storage.googleapis.com/glide-prod.appspot.com/uploads-v2/MINA1H5lSx6UQsE9PZ2n/pub/e28vlg7o7xl7cSpztBFq.png</text:p>
          </table:table-cell>
          <table:table-cell office:value-type="string">
            <text:p>https://storage.googleapis.com/glide-prod.appspot.com/uploads-v2/MINA1H5lSx6UQsE9PZ2n/pub/e28vlg7o7xl7cSpztBFq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185">
            <text:p>18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0iN8JFy8TdSV37S-Aysdgg</text:p>
          </table:table-cell>
          <table:table-cell office:value-type="string">
            <text:p>WW</text:p>
          </table:table-cell>
          <table:table-cell office:value-type="string">
            <text:p>CON-GC146</text:p>
          </table:table-cell>
          <table:table-cell office:value-type="string">
            <text:p>Concrete</text:p>
          </table:table-cell>
          <table:table-cell office:value-type="string">
            <text:p>Part 34</text:p>
          </table:table-cell>
          <table:table-cell office:value-type="string">
            <text:p>Odeo rovio mozy koofers knewton, glogster zoosk waze gsnap, voki vuvox rovio.</text:p>
          </table:table-cell>
          <table:table-cell office:value-type="string">
            <text:p>https://storage.googleapis.com/glide-prod.appspot.com/uploads-v2/MINA1H5lSx6UQsE9PZ2n/pub/6Gg5cKAX9kbBcuY1Zjnu.png</text:p>
          </table:table-cell>
          <table:table-cell office:value-type="string">
            <text:p>https://storage.googleapis.com/glide-prod.appspot.com/uploads-v2/MINA1H5lSx6UQsE9PZ2n/pub/6Gg5cKAX9kbBcuY1Zjnu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320">
            <text:p>320</text:p>
          </table:table-cell>
          <table:table-cell office:value-type="float" office:value="25">
            <text:p>25</text:p>
          </table:table-cell>
        </table:table-row>
        <table:table-row>
          <table:table-cell office:value-type="string">
            <text:p>3ze5M8yfSWG-vVI2i7UAMg</text:p>
          </table:table-cell>
          <table:table-cell office:value-type="string">
            <text:p>W5</text:p>
          </table:table-cell>
          <table:table-cell office:value-type="string">
            <text:p>ERO-CS1</text:p>
          </table:table-cell>
          <table:table-cell office:value-type="string">
            <text:p>Erode</text:p>
          </table:table-cell>
          <table:table-cell office:value-type="string">
            <text:p>Part 7</text:p>
          </table:table-cell>
          <table:table-cell office:value-type="string">
            <text:p>Koofers skype jabber glogster, eskobo.<text:s/></text:p>
          </table:table-cell>
          <table:table-cell office:value-type="string">
            <text:p>https://storage.googleapis.com/glide-prod.appspot.com/uploads-v2/MINA1H5lSx6UQsE9PZ2n/pub/1hQ7mk4H3lPPb1SJ1BoC.png</text:p>
          </table:table-cell>
          <table:table-cell office:value-type="string">
            <text:p>https://storage.googleapis.com/glide-prod.appspot.com/uploads-v2/MINA1H5lSx6UQsE9PZ2n/pub/1hQ7mk4H3lPPb1SJ1BoC.png</text:p>
          </table:table-cell>
          <table:table-cell office:value-type="string">
            <text:p>https://storage.googleapis.com/glide-prod.appspot.com/uploads-v2/TbbMmWcDzO17Zd49KXGT/pub/TtexGjLMsV20JUYVWW0n.pdf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</table:table-row>
      </table:table>
      <table:table table:name="FSOrders" table:style-name="ta1">
        <table:table-row>
          <table:table-cell office:value-type="string">
            <text:p>🔒 Row ID</text:p>
          </table:table-cell>
          <table:table-cell office:value-type="string">
            <text:p>$rowIndex</text:p>
          </table:table-cell>
          <table:table-cell office:value-type="string">
            <text:p>Created Timestamp/Full</text:p>
          </table:table-cell>
          <table:table-cell office:value-type="string">
            <text:p>UserID</text:p>
          </table:table-cell>
          <table:table-cell office:value-type="string">
            <text:p>AccountID</text:p>
          </table:table-cell>
          <table:table-cell office:value-type="string">
            <text:p>Quarter</text:p>
          </table:table-cell>
          <table:table-cell office:value-type="string">
            <text:p>Submit Verification</text:p>
          </table:table-cell>
          <table:table-cell office:value-type="string">
            <text:p>Submitted Timestamp/Full</text:p>
          </table:table-cell>
          <table:table-cell office:value-type="string">
            <text:p>Timestamp Processed</text:p>
          </table:table-cell>
          <table:table-cell office:value-type="string">
            <text:p>User Email</text:p>
          </table:table-cell>
          <table:table-cell office:value-type="string">
            <text:p>User Name</text:p>
          </table:table-cell>
          <table:table-cell office:value-type="string">
            <text:p>Account Name</text:p>
          </table:table-cell>
        </table:table-row>
        <table:table-row>
          <table:table-cell office:value-type="string">
            <text:p>OGw2CknGSY-85o-wnfAzPw</text:p>
          </table:table-cell>
          <table:table-cell office:value-type="string">
            <text:p>W4</text:p>
          </table:table-cell>
          <table:table-cell office:value-type="string">
            <text:p>2021-02-11T14:53:33.344Z</text:p>
          </table:table-cell>
          <table:table-cell office:value-type="string">
            <text:p>Vf19zcENRmuLNYTAayJsuQ</text:p>
          </table:table-cell>
          <table:table-cell office:value-type="string">
            <text:p>dor6urHxSxC9YaEUV0NzQw</text:p>
          </table:table-cell>
          <table:table-cell office:value-type="string">
            <text:p>Q12021</text:p>
          </table:table-cell>
          <table:table-cell office:value-type="string">
            <text:p>true</text:p>
          </table:table-cell>
          <table:table-cell office:value-type="string">
            <text:p>2021-02-11T15:26:27.244Z</text:p>
          </table:table-cell>
          <table:table-cell office:value-type="string">
            <text:p>2021-02-11T19:57:02.055Z</text:p>
          </table:table-cell>
          <table:table-cell office:value-type="string">
            <text:p>elina@example.com</text:p>
          </table:table-cell>
          <table:table-cell office:value-type="string">
            <text:p>Elina Smith</text:p>
          </table:table-cell>
          <table:table-cell office:value-type="string">
            <text:p>Gogozoom</text:p>
          </table:table-cell>
        </table:table-row>
        <table:table-row>
          <table:table-cell office:value-type="string">
            <text:p>jhAPNOwdRT2kAodl5d5rgA</text:p>
          </table:table-cell>
          <table:table-cell office:value-type="string">
            <text:p>WO</text:p>
          </table:table-cell>
          <table:table-cell office:value-type="float" office:value="44495.630026956016" table:style-name="ce69">
            <text:p>44495.630026956016</text:p>
          </table:table-cell>
          <table:table-cell office:value-type="string">
            <text:p>BWPdrYuATAGvOc27EMp8mQ</text:p>
          </table:table-cell>
          <table:table-cell office:value-type="string">
            <text:p>I7-04OA1SFOdNUROTD5xyA</text:p>
          </table:table-cell>
          <table:table-cell office:value-type="string">
            <text:p>Q42021</text:p>
          </table:table-cell>
          <table:table-cell/>
          <table:table-cell office:value-type="float" office:value="44495.63085354167" table:style-name="ce69">
            <text:p>44495.63085354167</text:p>
          </table:table-cell>
          <table:table-cell/>
          <table:table-cell/>
          <table:table-cell/>
          <table:table-cell office:value-type="string">
            <text:p>Yearin</text:p>
          </table:table-cell>
        </table:table-row>
        <table:table-row>
          <table:table-cell office:value-type="string">
            <text:p>C5-7JXsgRtG9O8wrlCBtzw</text:p>
          </table:table-cell>
          <table:table-cell office:value-type="string">
            <text:p>WN</text:p>
          </table:table-cell>
          <table:table-cell office:value-type="float" office:value="44495.560643888886" table:style-name="ce69">
            <text:p>44495.560643888886</text:p>
          </table:table-cell>
          <table:table-cell office:value-type="string">
            <text:p>5BNi1zT3TmKUVFWzBG-9Iw</text:p>
          </table:table-cell>
          <table:table-cell office:value-type="string">
            <text:p>dor6urHxSxC9YaEUV0NzQw</text:p>
          </table:table-cell>
          <table:table-cell office:value-type="string">
            <text:p>Q42021</text:p>
          </table:table-cell>
          <table:table-cell/>
          <table:table-cell office:value-type="float" office:value="44495.5610990162" table:style-name="ce69">
            <text:p>44495.5610990162</text:p>
          </table:table-cell>
          <table:table-cell/>
          <table:table-cell/>
          <table:table-cell/>
          <table:table-cell office:value-type="string">
            <text:p>Gogozoom</text:p>
          </table:table-cell>
        </table:table-row>
        <table:table-row>
          <table:table-cell office:value-type="string">
            <text:p>gmPTwFgLSg-mi7cx3P7c2A</text:p>
          </table:table-cell>
          <table:table-cell office:value-type="string">
            <text:p>W8</text:p>
          </table:table-cell>
          <table:table-cell office:value-type="string">
            <text:p>2021-02-14T21:35:21.946Z</text:p>
          </table:table-cell>
          <table:table-cell office:value-type="string">
            <text:p>Vf19zcENRmuLNYTAayJsuQ</text:p>
          </table:table-cell>
          <table:table-cell office:value-type="string">
            <text:p>8Uv6DDznTYOpXmYmPmj9Qw</text:p>
          </table:table-cell>
          <table:table-cell office:value-type="string">
            <text:p>Q12021</text:p>
          </table:table-cell>
          <table:table-cell office:value-type="string">
            <text:p>true</text:p>
          </table:table-cell>
          <table:table-cell office:value-type="string">
            <text:p>2021-02-14T21:37:27.515Z</text:p>
          </table:table-cell>
          <table:table-cell office:value-type="string">
            <text:p>2021-02-14T21:38:22.654Z</text:p>
          </table:table-cell>
          <table:table-cell office:value-type="string">
            <text:p>elina@example.com</text:p>
          </table:table-cell>
          <table:table-cell office:value-type="string">
            <text:p>Elina Smith</text:p>
          </table:table-cell>
          <table:table-cell office:value-type="string">
            <text:p>Goodsilron</text:p>
          </table:table-cell>
        </table:table-row>
        <table:table-row>
          <table:table-cell office:value-type="string">
            <text:p>wOfzdvqLTya4awB-l58lIw</text:p>
          </table:table-cell>
          <table:table-cell office:value-type="string">
            <text:p>WB</text:p>
          </table:table-cell>
          <table:table-cell office:value-type="string">
            <text:p>2021-02-17T14:11:56.855Z</text:p>
          </table:table-cell>
          <table:table-cell office:value-type="string">
            <text:p>BWPdrYuATAGvOc27EMp8mQ</text:p>
          </table:table-cell>
          <table:table-cell office:value-type="string">
            <text:p>2U6FJrRqTQK4Ziy16haDQw</text:p>
          </table:table-cell>
          <table:table-cell office:value-type="string">
            <text:p>Q12021</text:p>
          </table:table-cell>
          <table:table-cell office:value-type="string">
            <text:p>true</text:p>
          </table:table-cell>
          <table:table-cell office:value-type="string">
            <text:p>2021-02-17T14:12:25.510Z</text:p>
          </table:table-cell>
          <table:table-cell/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string">
            <text:p>Openlane</text:p>
          </table:table-cell>
        </table:table-row>
        <table:table-row>
          <table:table-cell office:value-type="string">
            <text:p>C2SdrQoFTYesZsXXMWKRvg</text:p>
          </table:table-cell>
          <table:table-cell office:value-type="string">
            <text:p>WM</text:p>
          </table:table-cell>
          <table:table-cell office:value-type="float" office:value="44495.54690136574" table:style-name="ce69">
            <text:p>44495.54690136574</text:p>
          </table:table-cell>
          <table:table-cell office:value-type="string">
            <text:p>BWPdrYuATAGvOc27EMp8mQ</text:p>
          </table:table-cell>
          <table:table-cell office:value-type="string">
            <text:p>dor6urHxSxC9YaEUV0NzQw</text:p>
          </table:table-cell>
          <table:table-cell office:value-type="string">
            <text:p>Q42021</text:p>
          </table:table-cell>
          <table:table-cell/>
          <table:table-cell office:value-type="float" office:value="44495.547063391205" table:style-name="ce69">
            <text:p>44495.547063391205</text:p>
          </table:table-cell>
          <table:table-cell/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string">
            <text:p>Gogozoom</text:p>
          </table:table-cell>
        </table:table-row>
        <table:table-row>
          <table:table-cell office:value-type="string">
            <text:p>Ok-OOYF-SdGmTXTmWwhZWw</text:p>
          </table:table-cell>
          <table:table-cell office:value-type="string">
            <text:p>W5</text:p>
          </table:table-cell>
          <table:table-cell office:value-type="string">
            <text:p>2021-02-11T19:52:54.449Z</text:p>
          </table:table-cell>
          <table:table-cell office:value-type="string">
            <text:p>Vf19zcENRmuLNYTAayJsuQ</text:p>
          </table:table-cell>
          <table:table-cell office:value-type="string">
            <text:p>dor6urHxSxC9YaEUV0NzQw</text:p>
          </table:table-cell>
          <table:table-cell office:value-type="string">
            <text:p>Q12021</text:p>
          </table:table-cell>
          <table:table-cell office:value-type="string">
            <text:p>true</text:p>
          </table:table-cell>
          <table:table-cell office:value-type="string">
            <text:p>2021-02-11T19:54:11.234Z</text:p>
          </table:table-cell>
          <table:table-cell office:value-type="string">
            <text:p>2021-02-11T19:56:53.734Z</text:p>
          </table:table-cell>
          <table:table-cell office:value-type="string">
            <text:p>elina@example.com</text:p>
          </table:table-cell>
          <table:table-cell office:value-type="string">
            <text:p>Elina Smith</text:p>
          </table:table-cell>
          <table:table-cell office:value-type="string">
            <text:p>Gogozoom</text:p>
          </table:table-cell>
        </table:table-row>
        <table:table-row>
          <table:table-cell office:value-type="string">
            <text:p>uKsCFFH8QB2vyZY8nvAWcg</text:p>
          </table:table-cell>
          <table:table-cell office:value-type="string">
            <text:p>W7</text:p>
          </table:table-cell>
          <table:table-cell office:value-type="string">
            <text:p>2021-02-14T00:09:44.241Z</text:p>
          </table:table-cell>
          <table:table-cell office:value-type="string">
            <text:p>Vf19zcENRmuLNYTAayJsuQ</text:p>
          </table:table-cell>
          <table:table-cell office:value-type="string">
            <text:p>7H4Fxqn6TFSI0TIole2efg</text:p>
          </table:table-cell>
          <table:table-cell office:value-type="string">
            <text:p>Q12021</text:p>
          </table:table-cell>
          <table:table-cell office:value-type="string">
            <text:p>true</text:p>
          </table:table-cell>
          <table:table-cell office:value-type="string">
            <text:p>2021-02-14T00:10:13.483Z</text:p>
          </table:table-cell>
          <table:table-cell/>
          <table:table-cell office:value-type="string">
            <text:p>elina@example.com</text:p>
          </table:table-cell>
          <table:table-cell office:value-type="string">
            <text:p>Elina Smith</text:p>
          </table:table-cell>
          <table:table-cell office:value-type="string">
            <text:p>Golddex</text:p>
          </table:table-cell>
        </table:table-row>
        <table:table-row>
          <table:table-cell office:value-type="string">
            <text:p>wy8UYBfGRh61eL3JpwgrEA</text:p>
          </table:table-cell>
          <table:table-cell office:value-type="string">
            <text:p>W1</text:p>
          </table:table-cell>
          <table:table-cell office:value-type="string">
            <text:p>2021-02-11T02:59:30.411Z</text:p>
          </table:table-cell>
          <table:table-cell office:value-type="string">
            <text:p>Vf19zcENRmuLNYTAayJsuQ</text:p>
          </table:table-cell>
          <table:table-cell office:value-type="string">
            <text:p>7H4Fxqn6TFSI0TIole2efg</text:p>
          </table:table-cell>
          <table:table-cell office:value-type="string">
            <text:p>Q12021</text:p>
          </table:table-cell>
          <table:table-cell office:value-type="string">
            <text:p>true</text:p>
          </table:table-cell>
          <table:table-cell office:value-type="string">
            <text:p>2021-02-11T03:35:21.809Z</text:p>
          </table:table-cell>
          <table:table-cell office:value-type="string">
            <text:p>2021-02-17T14:13:34.862Z</text:p>
          </table:table-cell>
          <table:table-cell office:value-type="string">
            <text:p>elina@example.com</text:p>
          </table:table-cell>
          <table:table-cell office:value-type="string">
            <text:p>Elina Smith</text:p>
          </table:table-cell>
          <table:table-cell office:value-type="string">
            <text:p>Golddex</text:p>
          </table:table-cell>
        </table:table-row>
        <table:table-row>
          <table:table-cell office:value-type="string">
            <text:p>21uvnlKIRMOPU3FgFd8EHA</text:p>
          </table:table-cell>
          <table:table-cell office:value-type="string">
            <text:p>WA</text:p>
          </table:table-cell>
          <table:table-cell office:value-type="string">
            <text:p>2021-02-17T14:09:44.188Z</text:p>
          </table:table-cell>
          <table:table-cell office:value-type="string">
            <text:p>36oUkFz.SrC4PPQL2qd61w</text:p>
          </table:table-cell>
          <table:table-cell office:value-type="string">
            <text:p>TL6QC3coT5CFEXN9E2j3KA</text:p>
          </table:table-cell>
          <table:table-cell office:value-type="string">
            <text:p>Q12021</text:p>
          </table:table-cell>
          <table:table-cell office:value-type="string">
            <text:p>true</text:p>
          </table:table-cell>
          <table:table-cell office:value-type="string">
            <text:p>2021-02-17T14:10:07.445Z</text:p>
          </table:table-cell>
          <table:table-cell/>
          <table:table-cell office:value-type="string">
            <text:p>alan@example.com</text:p>
          </table:table-cell>
          <table:table-cell office:value-type="string">
            <text:p>Alan Eijk</text:p>
          </table:table-cell>
          <table:table-cell office:value-type="string">
            <text:p>year-job</text:p>
          </table:table-cell>
        </table:table-row>
        <table:table-row>
          <table:table-cell office:value-type="string">
            <text:p>0Nk9l2XiQPa2m5DvARIRfQ</text:p>
          </table:table-cell>
          <table:table-cell office:value-type="string">
            <text:p>W6</text:p>
          </table:table-cell>
          <table:table-cell office:value-type="string">
            <text:p>2021-02-13T02:11:28.145Z</text:p>
          </table:table-cell>
          <table:table-cell office:value-type="string">
            <text:p>Vf19zcENRmuLNYTAayJsuQ</text:p>
          </table:table-cell>
          <table:table-cell office:value-type="string">
            <text:p>EDWArW6xQeiNQX3xZ.3XwA</text:p>
          </table:table-cell>
          <table:table-cell office:value-type="string">
            <text:p>Q12021</text:p>
          </table:table-cell>
          <table:table-cell office:value-type="string">
            <text:p>true</text:p>
          </table:table-cell>
          <table:table-cell office:value-type="string">
            <text:p>2021-02-13T02:13:26.102Z</text:p>
          </table:table-cell>
          <table:table-cell office:value-type="string">
            <text:p>2021-02-13T02:19:06.398Z</text:p>
          </table:table-cell>
          <table:table-cell office:value-type="string">
            <text:p>elina@example.com</text:p>
          </table:table-cell>
          <table:table-cell office:value-type="string">
            <text:p>Elina Smith</text:p>
          </table:table-cell>
          <table:table-cell office:value-type="string">
            <text:p>Isdom</text:p>
          </table:table-cell>
        </table:table-row>
        <table:table-row>
          <table:table-cell office:value-type="string">
            <text:p>zuGuBVSGQWedC8tNMpthBA</text:p>
          </table:table-cell>
          <table:table-cell office:value-type="string">
            <text:p>WK</text:p>
          </table:table-cell>
          <table:table-cell office:value-type="float" office:value="44495.53160216435" table:style-name="ce69">
            <text:p>44495.53160216435</text:p>
          </table:table-cell>
          <table:table-cell office:value-type="string">
            <text:p>BWPdrYuATAGvOc27EMp8mQ</text:p>
          </table:table-cell>
          <table:table-cell office:value-type="string">
            <text:p>7H4Fxqn6TFSI0TIole2efg</text:p>
          </table:table-cell>
          <table:table-cell office:value-type="string">
            <text:p>Q42021</text:p>
          </table:table-cell>
          <table:table-cell/>
          <table:table-cell office:value-type="float" office:value="44495.532073738425" table:style-name="ce69">
            <text:p>44495.532073738425</text:p>
          </table:table-cell>
          <table:table-cell/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string">
            <text:p>Golddex</text:p>
          </table:table-cell>
        </table:table-row>
        <table:table-row>
          <table:table-cell office:value-type="string">
            <text:p>ohdlTeEJTeSOsZXV4-DoLA</text:p>
          </table:table-cell>
          <table:table-cell office:value-type="string">
            <text:p>W2</text:p>
          </table:table-cell>
          <table:table-cell office:value-type="string">
            <text:p>2021-02-11T03:35:44.760Z</text:p>
          </table:table-cell>
          <table:table-cell office:value-type="string">
            <text:p>Vf19zcENRmuLNYTAayJsuQ</text:p>
          </table:table-cell>
          <table:table-cell office:value-type="string">
            <text:p>gP5iaRrLQs6YOMzGrmHo4A</text:p>
          </table:table-cell>
          <table:table-cell office:value-type="string">
            <text:p>Q12021</text:p>
          </table:table-cell>
          <table:table-cell office:value-type="string">
            <text:p>true</text:p>
          </table:table-cell>
          <table:table-cell office:value-type="string">
            <text:p>2021-02-11T03:36:16.119Z</text:p>
          </table:table-cell>
          <table:table-cell office:value-type="string">
            <text:p>2021-02-11T19:57:28.960Z</text:p>
          </table:table-cell>
          <table:table-cell office:value-type="string">
            <text:p>elina@example.com</text:p>
          </table:table-cell>
          <table:table-cell office:value-type="string">
            <text:p>Elina Smith</text:p>
          </table:table-cell>
          <table:table-cell office:value-type="string">
            <text:p>Condax</text:p>
          </table:table-cell>
        </table:table-row>
        <table:table-row>
          <table:table-cell office:value-type="string">
            <text:p>24t5pyS3S0aoJeel8NyqKg</text:p>
          </table:table-cell>
          <table:table-cell office:value-type="string">
            <text:p>W</text:p>
          </table:table-cell>
          <table:table-cell office:value-type="string">
            <text:p>2021-02-11T02:57:57.915Z</text:p>
          </table:table-cell>
          <table:table-cell office:value-type="string">
            <text:p>Vf19zcENRmuLNYTAayJsuQ</text:p>
          </table:table-cell>
          <table:table-cell office:value-type="string">
            <text:p>8Uv6DDznTYOpXmYmPmj9Qw</text:p>
          </table:table-cell>
          <table:table-cell office:value-type="string">
            <text:p>Q12021</text:p>
          </table:table-cell>
          <table:table-cell office:value-type="string">
            <text:p>true</text:p>
          </table:table-cell>
          <table:table-cell office:value-type="string">
            <text:p>2021-02-11T02:59:14.819Z</text:p>
          </table:table-cell>
          <table:table-cell/>
          <table:table-cell office:value-type="string">
            <text:p>elina@example.com</text:p>
          </table:table-cell>
          <table:table-cell office:value-type="string">
            <text:p>Elina Smith</text:p>
          </table:table-cell>
          <table:table-cell office:value-type="string">
            <text:p>Goodsilron</text:p>
          </table:table-cell>
        </table:table-row>
        <table:table-row>
          <table:table-cell office:value-type="string">
            <text:p>LOlLAAHMR9uOqWT0jgEZkw</text:p>
          </table:table-cell>
          <table:table-cell office:value-type="string">
            <text:p>WC</text:p>
          </table:table-cell>
          <table:table-cell office:value-type="string">
            <text:p>2021-02-18T20:47:47.020Z</text:p>
          </table:table-cell>
          <table:table-cell office:value-type="string">
            <text:p>36oUkFz.SrC4PPQL2qd61w</text:p>
          </table:table-cell>
          <table:table-cell office:value-type="string">
            <text:p>EDWArW6xQeiNQX3xZ.3XwA</text:p>
          </table:table-cell>
          <table:table-cell office:value-type="string">
            <text:p>Q12021</text:p>
          </table:table-cell>
          <table:table-cell office:value-type="string">
            <text:p>true</text:p>
          </table:table-cell>
          <table:table-cell/>
          <table:table-cell/>
          <table:table-cell office:value-type="string">
            <text:p>alan@example.com</text:p>
          </table:table-cell>
          <table:table-cell office:value-type="string">
            <text:p>Alan Eijk</text:p>
          </table:table-cell>
          <table:table-cell/>
        </table:table-row>
        <table:table-row>
          <table:table-cell office:value-type="string">
            <text:p>4HIGHefSReaqVUswUfDVKA</text:p>
          </table:table-cell>
          <table:table-cell office:value-type="string">
            <text:p>W3</text:p>
          </table:table-cell>
          <table:table-cell office:value-type="string">
            <text:p>2021-02-11T03:58:32.532Z</text:p>
          </table:table-cell>
          <table:table-cell office:value-type="string">
            <text:p>Vf19zcENRmuLNYTAayJsuQ</text:p>
          </table:table-cell>
          <table:table-cell office:value-type="string">
            <text:p>TL6QC3coT5CFEXN9E2j3KA</text:p>
          </table:table-cell>
          <table:table-cell office:value-type="string">
            <text:p>Q12021</text:p>
          </table:table-cell>
          <table:table-cell office:value-type="string">
            <text:p>true</text:p>
          </table:table-cell>
          <table:table-cell office:value-type="string">
            <text:p>2021-02-11T03:58:52.348Z</text:p>
          </table:table-cell>
          <table:table-cell office:value-type="string">
            <text:p>2021-02-11T19:57:10.518Z</text:p>
          </table:table-cell>
          <table:table-cell office:value-type="string">
            <text:p>elina@example.com</text:p>
          </table:table-cell>
          <table:table-cell office:value-type="string">
            <text:p>Elina Smith</text:p>
          </table:table-cell>
          <table:table-cell office:value-type="string">
            <text:p>year-job</text:p>
          </table:table-cell>
        </table:table-row>
        <table:table-row>
          <table:table-cell office:value-type="string">
            <text:p>MpAEVymPSIee47-vOYcJ7g</text:p>
          </table:table-cell>
          <table:table-cell office:value-type="string">
            <text:p>WP</text:p>
          </table:table-cell>
          <table:table-cell office:value-type="float" office:value="44495.63101542824" table:style-name="ce69">
            <text:p>44495.63101542824</text:p>
          </table:table-cell>
          <table:table-cell office:value-type="string">
            <text:p>BWPdrYuATAGvOc27EMp8mQ</text:p>
          </table:table-cell>
          <table:table-cell office:value-type="string">
            <text:p>TL6QC3coT5CFEXN9E2j3KA</text:p>
          </table:table-cell>
          <table:table-cell office:value-type="string">
            <text:p>Q42021</text:p>
          </table:table-cell>
          <table:table-cell/>
          <table:table-cell office:value-type="float" office:value="44495.63112895833" table:style-name="ce69">
            <text:p>44495.63112895833</text:p>
          </table:table-cell>
          <table:table-cell/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string">
            <text:p>year-job</text:p>
          </table:table-cell>
        </table:table-row>
        <table:table-row>
          <table:table-cell office:value-type="string">
            <text:p>a-gJbAtodSyu7RPTn36A9JQ</text:p>
          </table:table-cell>
          <table:table-cell office:value-type="string">
            <text:p>WF</text:p>
          </table:table-cell>
          <table:table-cell office:value-type="float" office:value="44495.49868762732" table:style-name="ce69">
            <text:p>44495.49868762732</text:p>
          </table:table-cell>
          <table:table-cell office:value-type="string">
            <text:p>BWPdrYuATAGvOc27EMp8mQ</text:p>
          </table:table-cell>
          <table:table-cell office:value-type="string">
            <text:p>QhgAcuToRUy61Mm5T9S4ZQ</text:p>
          </table:table-cell>
          <table:table-cell office:value-type="string">
            <text:p>Q42021</text:p>
          </table:table-cell>
          <table:table-cell/>
          <table:table-cell office:value-type="float" office:value="44495.50785223379" table:style-name="ce69">
            <text:p>44495.50785223379</text:p>
          </table:table-cell>
          <table:table-cell/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string">
            <text:p>Opentech</text:p>
          </table:table-cell>
        </table:table-row>
        <table:table-row>
          <table:table-cell office:value-type="string">
            <text:p>2o79Hk5RSQSIg71iyAaFyA</text:p>
          </table:table-cell>
          <table:table-cell office:value-type="string">
            <text:p>V</text:p>
          </table:table-cell>
          <table:table-cell office:value-type="string">
            <text:p>2021-02-11T02:56:09.737Z</text:p>
          </table:table-cell>
          <table:table-cell office:value-type="string">
            <text:p>Vf19zcENRmuLNYTAayJsuQ</text:p>
          </table:table-cell>
          <table:table-cell office:value-type="string">
            <text:p>7H4Fxqn6TFSI0TIole2efg</text:p>
          </table:table-cell>
          <table:table-cell office:value-type="string">
            <text:p>Q12021</text:p>
          </table:table-cell>
          <table:table-cell office:value-type="string">
            <text:p>true</text:p>
          </table:table-cell>
          <table:table-cell office:value-type="string">
            <text:p>2021-02-11T02:56:20.836Z</text:p>
          </table:table-cell>
          <table:table-cell office:value-type="string">
            <text:p>2021-02-17T14:13:33.074Z</text:p>
          </table:table-cell>
          <table:table-cell office:value-type="string">
            <text:p>elina@example.com</text:p>
          </table:table-cell>
          <table:table-cell office:value-type="string">
            <text:p>Elina Smith</text:p>
          </table:table-cell>
          <table:table-cell office:value-type="string">
            <text:p>Golddex</text:p>
          </table:table-cell>
        </table:table-row>
        <table:table-row>
          <table:table-cell office:value-type="string">
            <text:p>yQT.bdCoReKruHifUvuIUg</text:p>
          </table:table-cell>
          <table:table-cell office:value-type="string">
            <text:p>WG</text:p>
          </table:table-cell>
          <table:table-cell office:value-type="float" office:value="44495.50859320602" table:style-name="ce69">
            <text:p>44495.50859320602</text:p>
          </table:table-cell>
          <table:table-cell office:value-type="string">
            <text:p>BWPdrYuATAGvOc27EMp8mQ</text:p>
          </table:table-cell>
          <table:table-cell office:value-type="string">
            <text:p>EDWArW6xQeiNQX3xZ.3XwA</text:p>
          </table:table-cell>
          <table:table-cell office:value-type="string">
            <text:p>Q42021</text:p>
          </table:table-cell>
          <table:table-cell/>
          <table:table-cell office:value-type="float" office:value="44495.513652106485" table:style-name="ce69">
            <text:p>44495.513652106485</text:p>
          </table:table-cell>
          <table:table-cell/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string">
            <text:p>Isdom</text:p>
          </table:table-cell>
        </table:table-row>
        <table:table-row>
          <table:table-cell office:value-type="string">
            <text:p>oMf5LspgTma4qXqvdh0tyA</text:p>
          </table:table-cell>
          <table:table-cell office:value-type="string">
            <text:p>WR</text:p>
          </table:table-cell>
          <table:table-cell office:value-type="float" office:value="44498.3851521875" table:style-name="ce69">
            <text:p>44498.3851521875</text:p>
          </table:table-cell>
          <table:table-cell office:value-type="string">
            <text:p>BWPdrYuATAGvOc27EMp8mQ</text:p>
          </table:table-cell>
          <table:table-cell office:value-type="string">
            <text:p>7H4Fxqn6TFSI0TIole2efg</text:p>
          </table:table-cell>
          <table:table-cell office:value-type="string">
            <text:p>Q42021</text:p>
          </table:table-cell>
          <table:table-cell/>
          <table:table-cell/>
          <table:table-cell/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/>
        </table:table-row>
        <table:table-row>
          <table:table-cell office:value-type="string">
            <text:p>Uor6RhMaQJy.thVuRcSpUA</text:p>
          </table:table-cell>
          <table:table-cell office:value-type="string">
            <text:p>W9</text:p>
          </table:table-cell>
          <table:table-cell office:value-type="string">
            <text:p>2021-02-17T14:08:03.572Z</text:p>
          </table:table-cell>
          <table:table-cell office:value-type="string">
            <text:p>36oUkFz.SrC4PPQL2qd61w</text:p>
          </table:table-cell>
          <table:table-cell office:value-type="string">
            <text:p>EDWArW6xQeiNQX3xZ.3XwA</text:p>
          </table:table-cell>
          <table:table-cell office:value-type="string">
            <text:p>Q12021</text:p>
          </table:table-cell>
          <table:table-cell office:value-type="string">
            <text:p>true</text:p>
          </table:table-cell>
          <table:table-cell office:value-type="string">
            <text:p>2021-02-17T14:09:35.520Z</text:p>
          </table:table-cell>
          <table:table-cell/>
          <table:table-cell office:value-type="string">
            <text:p>alan@example.com</text:p>
          </table:table-cell>
          <table:table-cell office:value-type="string">
            <text:p>Alan Eijk</text:p>
          </table:table-cell>
          <table:table-cell office:value-type="string">
            <text:p>Isdom</text:p>
          </table:table-cell>
        </table:table-row>
        <table:table-row>
          <table:table-cell office:value-type="string">
            <text:p>kFXvP4xyQTe.84G2dCwE2Q</text:p>
          </table:table-cell>
          <table:table-cell office:value-type="string">
            <text:p>WS</text:p>
          </table:table-cell>
          <table:table-cell office:value-type="float" office:value="44504.324013136575" table:style-name="ce69">
            <text:p>44504.324013136575</text:p>
          </table:table-cell>
          <table:table-cell office:value-type="string">
            <text:p>kT2vv2u1QBGa5lI8AQ1xnQ</text:p>
          </table:table-cell>
          <table:table-cell office:value-type="string">
            <text:p>TL6QC3coT5CFEXN9E2j3KA</text:p>
          </table:table-cell>
          <table:table-cell office:value-type="string">
            <text:p>Q42021</text:p>
          </table:table-cell>
          <table:table-cell/>
          <table:table-cell/>
          <table:table-cell/>
          <table:table-cell office:value-type="string">
            <text:p>marie@example.com</text:p>
          </table:table-cell>
          <table:table-cell office:value-type="string">
            <text:p>Marie Rao</text:p>
          </table:table-cell>
          <table:table-cell/>
        </table:table-row>
      </table:table>
      <table:table table:name="FSOrderItems" table:style-name="ta1">
        <table:table-row>
          <table:table-cell office:value-type="string">
            <text:p>🔒 Row ID</text:p>
          </table:table-cell>
          <table:table-cell office:value-type="string">
            <text:p>$rowIndex</text:p>
          </table:table-cell>
          <table:table-cell office:value-type="string">
            <text:p>OrderID</text:p>
          </table:table-cell>
          <table:table-cell office:value-type="string">
            <text:p>UserID</text:p>
          </table:table-cell>
          <table:table-cell office:value-type="string">
            <text:p>ProductID</text:p>
          </table:table-cell>
          <table:table-cell office:value-type="string">
            <text:p>Product SKU</text:p>
          </table:table-cell>
          <table:table-cell office:value-type="string">
            <text:p>Product Name</text:p>
          </table:table-cell>
          <table:table-cell office:value-type="string">
            <text:p>User Email</text:p>
          </table:table-cell>
          <table:table-cell office:value-type="string">
            <text:p>User Name</text:p>
          </table:table-cell>
          <table:table-cell office:value-type="string">
            <text:p>Price</text:p>
          </table:table-cell>
          <table:table-cell office:value-type="string">
            <text:p>Qty</text:p>
          </table:table-cell>
        </table:table-row>
        <table:table-row>
          <table:table-cell office:value-type="string">
            <text:p>h56LT2XTTI6hkFBfmxzU5Q</text:p>
          </table:table-cell>
          <table:table-cell office:value-type="string">
            <text:p>W2</text:p>
          </table:table-cell>
          <table:table-cell office:value-type="string">
            <text:p>wy8UYBfGRh61eL3JpwgrEA</text:p>
          </table:table-cell>
          <table:table-cell office:value-type="string">
            <text:p>Vf19zcENRmuLNYTAayJsuQ</text:p>
          </table:table-cell>
          <table:table-cell office:value-type="string">
            <text:p>oVaIge8GQ5WUD8SvhixipA</text:p>
          </table:table-cell>
          <table:table-cell office:value-type="string">
            <text:p>ERO-LC1</text:p>
          </table:table-cell>
          <table:table-cell office:value-type="string">
            <text:p>Part 5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48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xdOQwE2TSbyjaP1TaZBc5g</text:p>
          </table:table-cell>
          <table:table-cell office:value-type="string">
            <text:p>X01</text:p>
          </table:table-cell>
          <table:table-cell office:value-type="string">
            <text:p>C2SdrQoFTYesZsXXMWKRvg</text:p>
          </table:table-cell>
          <table:table-cell office:value-type="string">
            <text:p>BWPdrYuATAGvOc27EMp8mQ</text:p>
          </table:table-cell>
          <table:table-cell office:value-type="string">
            <text:p>sBo3SMZXT0K55UlwHjlloQ</text:p>
          </table:table-cell>
          <table:table-cell office:value-type="string">
            <text:p>ERO-JY1</text:p>
          </table:table-cell>
          <table:table-cell office:value-type="string">
            <text:p>Part 8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9YiIeQcERui1tYVO-rwgUw</text:p>
          </table:table-cell>
          <table:table-cell office:value-type="string">
            <text:p>W5</text:p>
          </table:table-cell>
          <table:table-cell office:value-type="string">
            <text:p>4HIGHefSReaqVUswUfDVKA</text:p>
          </table:table-cell>
          <table:table-cell office:value-type="string">
            <text:p>Vf19zcENRmuLNYTAayJsuQ</text:p>
          </table:table-cell>
          <table:table-cell office:value-type="string">
            <text:p>3fCjx3ehRz-c3Lj31nbG7A</text:p>
          </table:table-cell>
          <table:table-cell office:value-type="string">
            <text:p>ERO-CC1</text:p>
          </table:table-cell>
          <table:table-cell office:value-type="string">
            <text:p>Part 2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48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M56uHs5FSMK6GNT5SE4qGQ</text:p>
          </table:table-cell>
          <table:table-cell office:value-type="string">
            <text:p>X0B</text:p>
          </table:table-cell>
          <table:table-cell office:value-type="string">
            <text:p>oMf5LspgTma4qXqvdh0tyA</text:p>
          </table:table-cell>
          <table:table-cell office:value-type="string">
            <text:p>BWPdrYuATAGvOc27EMp8mQ</text:p>
          </table:table-cell>
          <table:table-cell office:value-type="string">
            <text:p>Wmi6qaKARCaxAShvtcMwLQ</text:p>
          </table:table-cell>
          <table:table-cell office:value-type="string">
            <text:p>ERO-WG1</text:p>
          </table:table-cell>
          <table:table-cell office:value-type="string">
            <text:p>Part 6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9AOvx9SFSAGHDYUklWT.PA</text:p>
          </table:table-cell>
          <table:table-cell office:value-type="string">
            <text:p>WP</text:p>
          </table:table-cell>
          <table:table-cell office:value-type="string">
            <text:p>H-T6jcDlSz2spaDblJaOxw</text:p>
          </table:table-cell>
          <table:table-cell office:value-type="string">
            <text:p>Vf19zcENRmuLNYTAayJsuQ</text:p>
          </table:table-cell>
          <table:table-cell office:value-type="string">
            <text:p>8SFBgfhbRfiZzwsOtrkSxw</text:p>
          </table:table-cell>
          <table:table-cell office:value-type="string">
            <text:p>CON-GC132</text:p>
          </table:table-cell>
          <table:table-cell office:value-type="string">
            <text:p>Part 30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275.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s67npHHSLScsryLxvMOfQ</text:p>
          </table:table-cell>
          <table:table-cell office:value-type="string">
            <text:p>WY</text:p>
          </table:table-cell>
          <table:table-cell office:value-type="string">
            <text:p>wOfzdvqLTya4awB-l58lIw</text:p>
          </table:table-cell>
          <table:table-cell office:value-type="string">
            <text:p>BWPdrYuATAGvOc27EMp8mQ</text:p>
          </table:table-cell>
          <table:table-cell office:value-type="string">
            <text:p>Wmi6qaKARCaxAShvtcMwLQ</text:p>
          </table:table-cell>
          <table:table-cell office:value-type="string">
            <text:p>ERO-WG1</text:p>
          </table:table-cell>
          <table:table-cell office:value-type="string">
            <text:p>Part 6</text:p>
          </table:table-cell>
          <table:table-cell office:value-type="string">
            <text:p>christina@mycompany.com</text:p>
          </table:table-cell>
          <table:table-cell office:value-type="string">
            <text:p>Christina Wallace</text:p>
          </table:table-cell>
          <table:table-cell office:value-type="string">
            <text:p>$48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fHxFZM1STy.vLhpI8CZ6w</text:p>
          </table:table-cell>
          <table:table-cell office:value-type="string">
            <text:p>WV</text:p>
          </table:table-cell>
          <table:table-cell office:value-type="string">
            <text:p>21uvnlKIRMOPU3FgFd8EHA</text:p>
          </table:table-cell>
          <table:table-cell office:value-type="string">
            <text:p>36oUkFz.SrC4PPQL2qd61w</text:p>
          </table:table-cell>
          <table:table-cell office:value-type="string">
            <text:p>0iN8JFy8TdSV37S-Aysdgg</text:p>
          </table:table-cell>
          <table:table-cell office:value-type="string">
            <text:p>CON-GC146</text:p>
          </table:table-cell>
          <table:table-cell office:value-type="string">
            <text:p>Part 34</text:p>
          </table:table-cell>
          <table:table-cell office:value-type="string">
            <text:p>elina@mycompany.com</text:p>
          </table:table-cell>
          <table:table-cell office:value-type="string">
            <text:p>Alan Eijk</text:p>
          </table:table-cell>
          <table:table-cell office:value-type="string">
            <text:p>$320.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VVoGxfiQli9BqpLvgQzEg</text:p>
          </table:table-cell>
          <table:table-cell office:value-type="string">
            <text:p>WZ</text:p>
          </table:table-cell>
          <table:table-cell office:value-type="string">
            <text:p>wOfzdvqLTya4awB-l58lIw</text:p>
          </table:table-cell>
          <table:table-cell office:value-type="string">
            <text:p>BWPdrYuATAGvOc27EMp8mQ</text:p>
          </table:table-cell>
          <table:table-cell office:value-type="string">
            <text:p>0BZHmwjySS6fZpKJXMDinQ</text:p>
          </table:table-cell>
          <table:table-cell office:value-type="string">
            <text:p>CON-CS1</text:p>
          </table:table-cell>
          <table:table-cell office:value-type="string">
            <text:p>Part 10</text:p>
          </table:table-cell>
          <table:table-cell office:value-type="string">
            <text:p>christina@mycompany.com</text:p>
          </table:table-cell>
          <table:table-cell office:value-type="string">
            <text:p>Christina Wallace</text:p>
          </table:table-cell>
          <table:table-cell office:value-type="string">
            <text:p>$18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xLfzL0H7SOyIbQavjYX47A</text:p>
          </table:table-cell>
          <table:table-cell office:value-type="string">
            <text:p>Ws</text:p>
          </table:table-cell>
          <table:table-cell office:value-type="string">
            <text:p>XM8BUqMpSdyK2qTTq-NfRg</text:p>
          </table:table-cell>
          <table:table-cell office:value-type="string">
            <text:p>BWPdrYuATAGvOc27EMp8mQ</text:p>
          </table:table-cell>
          <table:table-cell office:value-type="string">
            <text:p>Wmi6qaKARCaxAShvtcMwLQ</text:p>
          </table:table-cell>
          <table:table-cell office:value-type="string">
            <text:p>ERO-WG1</text:p>
          </table:table-cell>
          <table:table-cell office:value-type="string">
            <text:p>Part 6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WNWzA8DaTQqxFl845rIXTw</text:p>
          </table:table-cell>
          <table:table-cell office:value-type="string">
            <text:p>W1</text:p>
          </table:table-cell>
          <table:table-cell office:value-type="string">
            <text:p>24t5pyS3S0aoJeel8NyqKg</text:p>
          </table:table-cell>
          <table:table-cell office:value-type="string">
            <text:p>Vf19zcENRmuLNYTAayJsuQ</text:p>
          </table:table-cell>
          <table:table-cell office:value-type="string">
            <text:p>Ic3NbZTvQYW8hs3jFfVS5A</text:p>
          </table:table-cell>
          <table:table-cell office:value-type="string">
            <text:p>ERO-CV1</text:p>
          </table:table-cell>
          <table:table-cell office:value-type="string">
            <text:p>Part 3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48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-ngSHFbR0KP39QyXR8Dmg</text:p>
          </table:table-cell>
          <table:table-cell office:value-type="string">
            <text:p>Wt</text:p>
          </table:table-cell>
          <table:table-cell office:value-type="string">
            <text:p>XM8BUqMpSdyK2qTTq-NfRg</text:p>
          </table:table-cell>
          <table:table-cell office:value-type="string">
            <text:p>BWPdrYuATAGvOc27EMp8mQ</text:p>
          </table:table-cell>
          <table:table-cell office:value-type="string">
            <text:p>rpS3WSRwQriaOJRlvP2ReQ</text:p>
          </table:table-cell>
          <table:table-cell office:value-type="string">
            <text:p>CON-HCC22</text:p>
          </table:table-cell>
          <table:table-cell office:value-type="string">
            <text:p>Part 24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wniQNYLPRJihUAXA8yuuPw</text:p>
          </table:table-cell>
          <table:table-cell office:value-type="string">
            <text:p>Wy</text:p>
          </table:table-cell>
          <table:table-cell office:value-type="string">
            <text:p>j1MuWunOTj6ymgRc-81luw</text:p>
          </table:table-cell>
          <table:table-cell office:value-type="string">
            <text:p>BWPdrYuATAGvOc27EMp8mQ</text:p>
          </table:table-cell>
          <table:table-cell office:value-type="string">
            <text:p>sBo3SMZXT0K55UlwHjlloQ</text:p>
          </table:table-cell>
          <table:table-cell office:value-type="string">
            <text:p>ERO-JY1</text:p>
          </table:table-cell>
          <table:table-cell office:value-type="string">
            <text:p>Part 8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HySAGomnQQGwB-fFv.ilHw</text:p>
          </table:table-cell>
          <table:table-cell office:value-type="string">
            <text:p>Wr</text:p>
          </table:table-cell>
          <table:table-cell office:value-type="string">
            <text:p>XM8BUqMpSdyK2qTTq-NfRg</text:p>
          </table:table-cell>
          <table:table-cell office:value-type="string">
            <text:p>BWPdrYuATAGvOc27EMp8mQ</text:p>
          </table:table-cell>
          <table:table-cell office:value-type="string">
            <text:p>sBo3SMZXT0K55UlwHjlloQ</text:p>
          </table:table-cell>
          <table:table-cell office:value-type="string">
            <text:p>ERO-JY1</text:p>
          </table:table-cell>
          <table:table-cell office:value-type="string">
            <text:p>Part 8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jvAP4nFRianpKpFyUxv-g</text:p>
          </table:table-cell>
          <table:table-cell office:value-type="string">
            <text:p>WC</text:p>
          </table:table-cell>
          <table:table-cell office:value-type="string">
            <text:p>Ok-OOYF-SdGmTXTmWwhZWw</text:p>
          </table:table-cell>
          <table:table-cell office:value-type="string">
            <text:p>Vf19zcENRmuLNYTAayJsuQ</text:p>
          </table:table-cell>
          <table:table-cell office:value-type="string">
            <text:p>4j5GZHSeTmSgmX6yf6Cvew</text:p>
          </table:table-cell>
          <table:table-cell office:value-type="string">
            <text:p>ERO921</text:p>
          </table:table-cell>
          <table:table-cell office:value-type="string">
            <text:p>Part 1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4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77t2I4dOSqSPYKBUBhZOeg</text:p>
          </table:table-cell>
          <table:table-cell office:value-type="string">
            <text:p>Wz</text:p>
          </table:table-cell>
          <table:table-cell office:value-type="string">
            <text:p>j1MuWunOTj6ymgRc-81luw</text:p>
          </table:table-cell>
          <table:table-cell office:value-type="string">
            <text:p>BWPdrYuATAGvOc27EMp8mQ</text:p>
          </table:table-cell>
          <table:table-cell office:value-type="string">
            <text:p>0yCO6ESJQFuS-5RBuMYGwQ</text:p>
          </table:table-cell>
          <table:table-cell office:value-type="string">
            <text:p>CON-HCC53</text:p>
          </table:table-cell>
          <table:table-cell office:value-type="string">
            <text:p>Part 11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vtrd8juTs-XbN2XHxfv6Q</text:p>
          </table:table-cell>
          <table:table-cell office:value-type="string">
            <text:p>WH</text:p>
          </table:table-cell>
          <table:table-cell office:value-type="string">
            <text:p>0Nk9l2XiQPa2m5DvARIRfQ</text:p>
          </table:table-cell>
          <table:table-cell office:value-type="string">
            <text:p>Vf19zcENRmuLNYTAayJsuQ</text:p>
          </table:table-cell>
          <table:table-cell office:value-type="string">
            <text:p>8SFBgfhbRfiZzwsOtrkSxw</text:p>
          </table:table-cell>
          <table:table-cell office:value-type="string">
            <text:p>CON-GC132</text:p>
          </table:table-cell>
          <table:table-cell office:value-type="string">
            <text:p>Part 30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275.00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nQe-4p6zTRaLnJLtqSYcgA</text:p>
          </table:table-cell>
          <table:table-cell office:value-type="string">
            <text:p>W8</text:p>
          </table:table-cell>
          <table:table-cell office:value-type="string">
            <text:p>4HIGHefSReaqVUswUfDVKA</text:p>
          </table:table-cell>
          <table:table-cell office:value-type="string">
            <text:p>Vf19zcENRmuLNYTAayJsuQ</text:p>
          </table:table-cell>
          <table:table-cell office:value-type="string">
            <text:p>wHaM2SwZSXarsIJv46u8rg</text:p>
          </table:table-cell>
          <table:table-cell office:value-type="string">
            <text:p>CON-GC111</text:p>
          </table:table-cell>
          <table:table-cell office:value-type="string">
            <text:p>Part 27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215.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Hvo6L4iRximCwz7d-krug</text:p>
          </table:table-cell>
          <table:table-cell office:value-type="string">
            <text:p>X02</text:p>
          </table:table-cell>
          <table:table-cell office:value-type="string">
            <text:p>C5-7JXsgRtG9O8wrlCBtzw</text:p>
          </table:table-cell>
          <table:table-cell office:value-type="string">
            <text:p>5BNi1zT3TmKUVFWzBG-9Iw</text:p>
          </table:table-cell>
          <table:table-cell office:value-type="string">
            <text:p>oVaIge8GQ5WUD8SvhixipA</text:p>
          </table:table-cell>
          <table:table-cell office:value-type="string">
            <text:p>ERO-LC1</text:p>
          </table:table-cell>
          <table:table-cell office:value-type="string">
            <text:p>Part 5</text:p>
          </table:table-cell>
          <table:table-cell office:value-type="string">
            <text:p>derek@example.com</text:p>
          </table:table-cell>
          <table:table-cell office:value-type="string">
            <text:p>Derek Jaston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amEtlBSTNyIpjAfh3fVxg</text:p>
          </table:table-cell>
          <table:table-cell office:value-type="string">
            <text:p>WW</text:p>
          </table:table-cell>
          <table:table-cell office:value-type="string">
            <text:p>21uvnlKIRMOPU3FgFd8EHA</text:p>
          </table:table-cell>
          <table:table-cell office:value-type="string">
            <text:p>36oUkFz.SrC4PPQL2qd61w</text:p>
          </table:table-cell>
          <table:table-cell office:value-type="string">
            <text:p>R55lF0aWRXyNdHWYkBFiqg</text:p>
          </table:table-cell>
          <table:table-cell office:value-type="string">
            <text:p>CON-HCC32</text:p>
          </table:table-cell>
          <table:table-cell office:value-type="string">
            <text:p>Part 18</text:p>
          </table:table-cell>
          <table:table-cell office:value-type="string">
            <text:p>elina@mycompany.com</text:p>
          </table:table-cell>
          <table:table-cell office:value-type="string">
            <text:p>Alan Eijk</text:p>
          </table:table-cell>
          <table:table-cell office:value-type="string">
            <text:p>$215.00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jJerVwfUSCuUW0yZqdOrTw</text:p>
          </table:table-cell>
          <table:table-cell office:value-type="string">
            <text:p>Wx</text:p>
          </table:table-cell>
          <table:table-cell office:value-type="string">
            <text:p>zuGuBVSGQWedC8tNMpthBA</text:p>
          </table:table-cell>
          <table:table-cell office:value-type="string">
            <text:p>BWPdrYuATAGvOc27EMp8mQ</text:p>
          </table:table-cell>
          <table:table-cell office:value-type="string">
            <text:p>p-6IQ9VKS7CeGEVqTWU-8Q</text:p>
          </table:table-cell>
          <table:table-cell office:value-type="string">
            <text:p>CON-CS1</text:p>
          </table:table-cell>
          <table:table-cell office:value-type="string">
            <text:p>Part 9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3V1D00zLSo6XApIQbq0bvQ</text:p>
          </table:table-cell>
          <table:table-cell office:value-type="string">
            <text:p>X0A</text:p>
          </table:table-cell>
          <table:table-cell office:value-type="string">
            <text:p>VKhvykisSy6dXwuc26qEIg</text:p>
          </table:table-cell>
          <table:table-cell office:value-type="string">
            <text:p>BWPdrYuATAGvOc27EMp8mQ</text:p>
          </table:table-cell>
          <table:table-cell office:value-type="string">
            <text:p>3ze5M8yfSWG-vVI2i7UAMg</text:p>
          </table:table-cell>
          <table:table-cell office:value-type="string">
            <text:p>ERO-CS1</text:p>
          </table:table-cell>
          <table:table-cell office:value-type="string">
            <text:p>Part 7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23RPtaSuSDev6JlST6Jb-g</text:p>
          </table:table-cell>
          <table:table-cell office:value-type="string">
            <text:p>WB</text:p>
          </table:table-cell>
          <table:table-cell office:value-type="string">
            <text:p>OGw2CknGSY-85o-wnfAzPw</text:p>
          </table:table-cell>
          <table:table-cell office:value-type="string">
            <text:p>Vf19zcENRmuLNYTAayJsuQ</text:p>
          </table:table-cell>
          <table:table-cell office:value-type="string">
            <text:p>xyujWjjTS4uzHfXomyldxA</text:p>
          </table:table-cell>
          <table:table-cell office:value-type="string">
            <text:p>ERO-LI1</text:p>
          </table:table-cell>
          <table:table-cell office:value-type="string">
            <text:p>Part 4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48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YOsb4PgPRlWDdtRLGtKj1A</text:p>
          </table:table-cell>
          <table:table-cell office:value-type="string">
            <text:p>WD</text:p>
          </table:table-cell>
          <table:table-cell office:value-type="string">
            <text:p>Ok-OOYF-SdGmTXTmWwhZWw</text:p>
          </table:table-cell>
          <table:table-cell office:value-type="string">
            <text:p>Vf19zcENRmuLNYTAayJsuQ</text:p>
          </table:table-cell>
          <table:table-cell office:value-type="string">
            <text:p>p-6IQ9VKS7CeGEVqTWU-8Q</text:p>
          </table:table-cell>
          <table:table-cell office:value-type="string">
            <text:p>CON-CS1</text:p>
          </table:table-cell>
          <table:table-cell office:value-type="string">
            <text:p>Part 9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320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OqeztKGFTceVtDL79C8xdA</text:p>
          </table:table-cell>
          <table:table-cell office:value-type="string">
            <text:p>Wk</text:p>
          </table:table-cell>
          <table:table-cell office:value-type="string">
            <text:p>a-gJbAtodSyu7RPTn36A9JQ</text:p>
          </table:table-cell>
          <table:table-cell office:value-type="string">
            <text:p>BWPdrYuATAGvOc27EMp8mQ</text:p>
          </table:table-cell>
          <table:table-cell office:value-type="string">
            <text:p>xyujWjjTS4uzHfXomyldxA</text:p>
          </table:table-cell>
          <table:table-cell office:value-type="string">
            <text:p>ERO-LI1</text:p>
          </table:table-cell>
          <table:table-cell office:value-type="string">
            <text:p>Part 4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vUoRreUQrOsGa1y1VAkbA</text:p>
          </table:table-cell>
          <table:table-cell office:value-type="string">
            <text:p>Wd</text:p>
          </table:table-cell>
          <table:table-cell office:value-type="string">
            <text:p>a.pRtCz4CTkKsZvEeVWZiqw</text:p>
          </table:table-cell>
          <table:table-cell office:value-type="string">
            <text:p>BWPdrYuATAGvOc27EMp8mQ</text:p>
          </table:table-cell>
          <table:table-cell office:value-type="string">
            <text:p>4j5GZHSeTmSgmX6yf6Cvew</text:p>
          </table:table-cell>
          <table:table-cell office:value-type="string">
            <text:p>ERO921</text:p>
          </table:table-cell>
          <table:table-cell office:value-type="string">
            <text:p>Part 1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dLrgDyYsQWmwpXzgu0NRmg</text:p>
          </table:table-cell>
          <table:table-cell office:value-type="string">
            <text:p>Wb</text:p>
          </table:table-cell>
          <table:table-cell office:value-type="string">
            <text:p>LOlLAAHMR9uOqWT0jgEZkw</text:p>
          </table:table-cell>
          <table:table-cell office:value-type="string">
            <text:p>36oUkFz.SrC4PPQL2qd61w</text:p>
          </table:table-cell>
          <table:table-cell office:value-type="string">
            <text:p>xyujWjjTS4uzHfXomyldxA</text:p>
          </table:table-cell>
          <table:table-cell office:value-type="string">
            <text:p>ERO-LI1</text:p>
          </table:table-cell>
          <table:table-cell office:value-type="string">
            <text:p>Part 4</text:p>
          </table:table-cell>
          <table:table-cell office:value-type="string">
            <text:p>alan@mycompany.com</text:p>
          </table:table-cell>
          <table:table-cell office:value-type="string">
            <text:p>Alan Eijk</text:p>
          </table:table-cell>
          <table:table-cell office:value-type="string">
            <text:p>$4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3-25Fl5AQ0umGsQ7T19DCw</text:p>
          </table:table-cell>
          <table:table-cell office:value-type="string">
            <text:p>WS</text:p>
          </table:table-cell>
          <table:table-cell office:value-type="string">
            <text:p>Uor6RhMaQJy.thVuRcSpUA</text:p>
          </table:table-cell>
          <table:table-cell office:value-type="string">
            <text:p>36oUkFz.SrC4PPQL2qd61w</text:p>
          </table:table-cell>
          <table:table-cell office:value-type="string">
            <text:p>4j5GZHSeTmSgmX6yf6Cvew</text:p>
          </table:table-cell>
          <table:table-cell office:value-type="string">
            <text:p>ERO921</text:p>
          </table:table-cell>
          <table:table-cell office:value-type="string">
            <text:p>Part 1</text:p>
          </table:table-cell>
          <table:table-cell office:value-type="string">
            <text:p>elina@mycompany.com</text:p>
          </table:table-cell>
          <table:table-cell office:value-type="string">
            <text:p>Alan Eijk</text:p>
          </table:table-cell>
          <table:table-cell office:value-type="string">
            <text:p>$4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hZcM6ICkSmu8ffSMPYRxyg</text:p>
          </table:table-cell>
          <table:table-cell office:value-type="string">
            <text:p>X03</text:p>
          </table:table-cell>
          <table:table-cell office:value-type="string">
            <text:p>C5-7JXsgRtG9O8wrlCBtzw</text:p>
          </table:table-cell>
          <table:table-cell office:value-type="string">
            <text:p>5BNi1zT3TmKUVFWzBG-9Iw</text:p>
          </table:table-cell>
          <table:table-cell office:value-type="string">
            <text:p>uzwPNzLeRxiTUU45r4GWJw</text:p>
          </table:table-cell>
          <table:table-cell office:value-type="string">
            <text:p>CON-GC147</text:p>
          </table:table-cell>
          <table:table-cell office:value-type="string">
            <text:p>Part 35</text:p>
          </table:table-cell>
          <table:table-cell office:value-type="string">
            <text:p>derek@example.com</text:p>
          </table:table-cell>
          <table:table-cell office:value-type="string">
            <text:p>Derek Jaston</text:p>
          </table:table-cell>
          <table:table-cell office:value-type="float" office:value="320">
            <text:p>320</text:p>
          </table:table-cell>
          <table:table-cell office:value-type="float" office:value="14">
            <text:p>14</text:p>
          </table:table-cell>
        </table:table-row>
        <table:table-row>
          <table:table-cell office:value-type="string">
            <text:p>hrFnh.z9T-O88wJmSxOklA</text:p>
          </table:table-cell>
          <table:table-cell office:value-type="string">
            <text:p>WU</text:p>
          </table:table-cell>
          <table:table-cell office:value-type="string">
            <text:p>21uvnlKIRMOPU3FgFd8EHA</text:p>
          </table:table-cell>
          <table:table-cell office:value-type="string">
            <text:p>36oUkFz.SrC4PPQL2qd61w</text:p>
          </table:table-cell>
          <table:table-cell office:value-type="string">
            <text:p>rpS3WSRwQriaOJRlvP2ReQ</text:p>
          </table:table-cell>
          <table:table-cell office:value-type="string">
            <text:p>CON-HCC22</text:p>
          </table:table-cell>
          <table:table-cell office:value-type="string">
            <text:p>Part 24</text:p>
          </table:table-cell>
          <table:table-cell office:value-type="string">
            <text:p>elina@mycompany.com</text:p>
          </table:table-cell>
          <table:table-cell office:value-type="string">
            <text:p>Alan Eijk</text:p>
          </table:table-cell>
          <table:table-cell office:value-type="string">
            <text:p>$215.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GRlm91SRmCorXxIEviACQ</text:p>
          </table:table-cell>
          <table:table-cell office:value-type="string">
            <text:p>Wf</text:p>
          </table:table-cell>
          <table:table-cell office:value-type="string">
            <text:p>a.pRtCz4CTkKsZvEeVWZiqw</text:p>
          </table:table-cell>
          <table:table-cell office:value-type="string">
            <text:p>BWPdrYuATAGvOc27EMp8mQ</text:p>
          </table:table-cell>
          <table:table-cell office:value-type="string">
            <text:p>Ic3NbZTvQYW8hs3jFfVS5A</text:p>
          </table:table-cell>
          <table:table-cell office:value-type="string">
            <text:p>ERO-CV1</text:p>
          </table:table-cell>
          <table:table-cell office:value-type="string">
            <text:p>Part 3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6CsFkutHSyKJXmZaFW08OQ</text:p>
          </table:table-cell>
          <table:table-cell office:value-type="string">
            <text:p>Ww</text:p>
          </table:table-cell>
          <table:table-cell office:value-type="string">
            <text:p>zuGuBVSGQWedC8tNMpthBA</text:p>
          </table:table-cell>
          <table:table-cell office:value-type="string">
            <text:p>BWPdrYuATAGvOc27EMp8mQ</text:p>
          </table:table-cell>
          <table:table-cell office:value-type="string">
            <text:p>3ze5M8yfSWG-vVI2i7UAMg</text:p>
          </table:table-cell>
          <table:table-cell office:value-type="string">
            <text:p>ERO-CS1</text:p>
          </table:table-cell>
          <table:table-cell office:value-type="string">
            <text:p>Part 7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r6z7Js8hS92iqnJpuM5x6w</text:p>
          </table:table-cell>
          <table:table-cell office:value-type="string">
            <text:p>X</text:p>
          </table:table-cell>
          <table:table-cell office:value-type="string">
            <text:p>j1MuWunOTj6ymgRc-81luw</text:p>
          </table:table-cell>
          <table:table-cell office:value-type="string">
            <text:p>BWPdrYuATAGvOc27EMp8mQ</text:p>
          </table:table-cell>
          <table:table-cell office:value-type="string">
            <text:p>p-6IQ9VKS7CeGEVqTWU-8Q</text:p>
          </table:table-cell>
          <table:table-cell office:value-type="string">
            <text:p>CON-CS1</text:p>
          </table:table-cell>
          <table:table-cell office:value-type="string">
            <text:p>Part 9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YvDrgAU0RhWMrltcMdGQng</text:p>
          </table:table-cell>
          <table:table-cell office:value-type="string">
            <text:p>X04</text:p>
          </table:table-cell>
          <table:table-cell office:value-type="string">
            <text:p>jhAPNOwdRT2kAodl5d5rgA</text:p>
          </table:table-cell>
          <table:table-cell office:value-type="string">
            <text:p>BWPdrYuATAGvOc27EMp8mQ</text:p>
          </table:table-cell>
          <table:table-cell office:value-type="string">
            <text:p>4j5GZHSeTmSgmX6yf6Cvew</text:p>
          </table:table-cell>
          <table:table-cell office:value-type="string">
            <text:p>ERO921</text:p>
          </table:table-cell>
          <table:table-cell office:value-type="string">
            <text:p>Part 1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b0.FPw11T2669bqHjlnxew</text:p>
          </table:table-cell>
          <table:table-cell office:value-type="string">
            <text:p>Wv</text:p>
          </table:table-cell>
          <table:table-cell office:value-type="string">
            <text:p>MmksB.XTRhG.WgjsQbu0hA</text:p>
          </table:table-cell>
          <table:table-cell office:value-type="string">
            <text:p>BWPdrYuATAGvOc27EMp8mQ</text:p>
          </table:table-cell>
          <table:table-cell office:value-type="string">
            <text:p>0BZHmwjySS6fZpKJXMDinQ</text:p>
          </table:table-cell>
          <table:table-cell office:value-type="string">
            <text:p>CON-CS1</text:p>
          </table:table-cell>
          <table:table-cell office:value-type="string">
            <text:p>Part 10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4Z8pEGEOTeqPDXumNej1Fw</text:p>
          </table:table-cell>
          <table:table-cell office:value-type="string">
            <text:p>Wu</text:p>
          </table:table-cell>
          <table:table-cell office:value-type="string">
            <text:p>MmksB.XTRhG.WgjsQbu0hA</text:p>
          </table:table-cell>
          <table:table-cell office:value-type="string">
            <text:p>BWPdrYuATAGvOc27EMp8mQ</text:p>
          </table:table-cell>
          <table:table-cell office:value-type="string">
            <text:p>3ze5M8yfSWG-vVI2i7UAMg</text:p>
          </table:table-cell>
          <table:table-cell office:value-type="string">
            <text:p>ERO-CS1</text:p>
          </table:table-cell>
          <table:table-cell office:value-type="string">
            <text:p>Part 7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Y7qScLMQQ1SZhllzvtATvQ</text:p>
          </table:table-cell>
          <table:table-cell office:value-type="string">
            <text:p>Wc</text:p>
          </table:table-cell>
          <table:table-cell office:value-type="string">
            <text:p>LOlLAAHMR9uOqWT0jgEZkw</text:p>
          </table:table-cell>
          <table:table-cell office:value-type="string">
            <text:p>36oUkFz.SrC4PPQL2qd61w</text:p>
          </table:table-cell>
          <table:table-cell office:value-type="string">
            <text:p>Wmi6qaKARCaxAShvtcMwLQ</text:p>
          </table:table-cell>
          <table:table-cell office:value-type="string">
            <text:p>ERO-WG1</text:p>
          </table:table-cell>
          <table:table-cell office:value-type="string">
            <text:p>Part 6</text:p>
          </table:table-cell>
          <table:table-cell office:value-type="string">
            <text:p>alan@mycompany.com</text:p>
          </table:table-cell>
          <table:table-cell office:value-type="string">
            <text:p>Alan Eijk</text:p>
          </table:table-cell>
          <table:table-cell office:value-type="string">
            <text:p>$4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TzlAyQjzSgGQgz2ofXBd1Q</text:p>
          </table:table-cell>
          <table:table-cell office:value-type="string">
            <text:p>X09</text:p>
          </table:table-cell>
          <table:table-cell office:value-type="string">
            <text:p>VKhvykisSy6dXwuc26qEIg</text:p>
          </table:table-cell>
          <table:table-cell office:value-type="string">
            <text:p>BWPdrYuATAGvOc27EMp8mQ</text:p>
          </table:table-cell>
          <table:table-cell office:value-type="string">
            <text:p>sBo3SMZXT0K55UlwHjlloQ</text:p>
          </table:table-cell>
          <table:table-cell office:value-type="string">
            <text:p>ERO-JY1</text:p>
          </table:table-cell>
          <table:table-cell office:value-type="string">
            <text:p>Part 8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0fDgiY-RK2b7HlPqX0bDg</text:p>
          </table:table-cell>
          <table:table-cell office:value-type="string">
            <text:p>W3</text:p>
          </table:table-cell>
          <table:table-cell office:value-type="string">
            <text:p>ohdlTeEJTeSOsZXV4-DoLA</text:p>
          </table:table-cell>
          <table:table-cell office:value-type="string">
            <text:p>Vf19zcENRmuLNYTAayJsuQ</text:p>
          </table:table-cell>
          <table:table-cell office:value-type="string">
            <text:p>VtIANnHITdaY7b2rEJfSTw</text:p>
          </table:table-cell>
          <table:table-cell office:value-type="string">
            <text:p>CON-GC144</text:p>
          </table:table-cell>
          <table:table-cell office:value-type="string">
            <text:p>Part 33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275.00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ttJ941PnTiSyejbdq4oW5Q</text:p>
          </table:table-cell>
          <table:table-cell office:value-type="string">
            <text:p>Wm</text:p>
          </table:table-cell>
          <table:table-cell office:value-type="string">
            <text:p>yQT.bdCoReKruHifUvuIUg</text:p>
          </table:table-cell>
          <table:table-cell office:value-type="string">
            <text:p>BWPdrYuATAGvOc27EMp8mQ</text:p>
          </table:table-cell>
          <table:table-cell office:value-type="string">
            <text:p>Ic3NbZTvQYW8hs3jFfVS5A</text:p>
          </table:table-cell>
          <table:table-cell office:value-type="string">
            <text:p>ERO-CV1</text:p>
          </table:table-cell>
          <table:table-cell office:value-type="string">
            <text:p>Part 3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JjnaEov9SzGL7fyW5YMkUA</text:p>
          </table:table-cell>
          <table:table-cell office:value-type="string">
            <text:p>Wq</text:p>
          </table:table-cell>
          <table:table-cell office:value-type="string">
            <text:p>5hjLc0TFS6m6qy9WTzNDRg</text:p>
          </table:table-cell>
          <table:table-cell office:value-type="string">
            <text:p>BWPdrYuATAGvOc27EMp8mQ</text:p>
          </table:table-cell>
          <table:table-cell office:value-type="string">
            <text:p>oVaIge8GQ5WUD8SvhixipA</text:p>
          </table:table-cell>
          <table:table-cell office:value-type="string">
            <text:p>ERO-LC1</text:p>
          </table:table-cell>
          <table:table-cell office:value-type="string">
            <text:p>Part 5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haBXN7SSDO8GEQvG2ZUWw</text:p>
          </table:table-cell>
          <table:table-cell office:value-type="string">
            <text:p>Wl</text:p>
          </table:table-cell>
          <table:table-cell office:value-type="string">
            <text:p>yQT.bdCoReKruHifUvuIUg</text:p>
          </table:table-cell>
          <table:table-cell office:value-type="string">
            <text:p>BWPdrYuATAGvOc27EMp8mQ</text:p>
          </table:table-cell>
          <table:table-cell office:value-type="string">
            <text:p>xyujWjjTS4uzHfXomyldxA</text:p>
          </table:table-cell>
          <table:table-cell office:value-type="string">
            <text:p>ERO-LI1</text:p>
          </table:table-cell>
          <table:table-cell office:value-type="string">
            <text:p>Part 4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3uUN0oARlOrtoPEaRxZ-Q</text:p>
          </table:table-cell>
          <table:table-cell office:value-type="string">
            <text:p>X08</text:p>
          </table:table-cell>
          <table:table-cell office:value-type="string">
            <text:p>VKhvykisSy6dXwuc26qEIg</text:p>
          </table:table-cell>
          <table:table-cell office:value-type="string">
            <text:p>BWPdrYuATAGvOc27EMp8mQ</text:p>
          </table:table-cell>
          <table:table-cell office:value-type="string">
            <text:p>sBo3SMZXT0K55UlwHjlloQ</text:p>
          </table:table-cell>
          <table:table-cell office:value-type="string">
            <text:p>ERO-JY1</text:p>
          </table:table-cell>
          <table:table-cell office:value-type="string">
            <text:p>Part 8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wnnqwbyRm6Zh-Xcx6PKIQ</text:p>
          </table:table-cell>
          <table:table-cell office:value-type="string">
            <text:p>WM</text:p>
          </table:table-cell>
          <table:table-cell office:value-type="string">
            <text:p>gmPTwFgLSg-mi7cx3P7c2A</text:p>
          </table:table-cell>
          <table:table-cell office:value-type="string">
            <text:p>Vf19zcENRmuLNYTAayJsuQ</text:p>
          </table:table-cell>
          <table:table-cell office:value-type="string">
            <text:p>4j5GZHSeTmSgmX6yf6Cvew</text:p>
          </table:table-cell>
          <table:table-cell office:value-type="string">
            <text:p>ERO921</text:p>
          </table:table-cell>
          <table:table-cell office:value-type="string">
            <text:p>Part 1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4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I7uXo4ATn2k0ATgPXTDVw</text:p>
          </table:table-cell>
          <table:table-cell office:value-type="string">
            <text:p>Wj</text:p>
          </table:table-cell>
          <table:table-cell office:value-type="string">
            <text:p>FW.S.2QzQd6rsDekqS9x3A</text:p>
          </table:table-cell>
          <table:table-cell office:value-type="string">
            <text:p>BWPdrYuATAGvOc27EMp8mQ</text:p>
          </table:table-cell>
          <table:table-cell office:value-type="string">
            <text:p>3ze5M8yfSWG-vVI2i7UAMg</text:p>
          </table:table-cell>
          <table:table-cell office:value-type="string">
            <text:p>ERO-CS1</text:p>
          </table:table-cell>
          <table:table-cell office:value-type="string">
            <text:p>Part 7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d1LbmlELQlqADCFV9VX8RA</text:p>
          </table:table-cell>
          <table:table-cell office:value-type="string">
            <text:p>WO</text:p>
          </table:table-cell>
          <table:table-cell office:value-type="string">
            <text:p>gmPTwFgLSg-mi7cx3P7c2A</text:p>
          </table:table-cell>
          <table:table-cell office:value-type="string">
            <text:p>Vf19zcENRmuLNYTAayJsuQ</text:p>
          </table:table-cell>
          <table:table-cell office:value-type="string">
            <text:p>qNvcRWD6QGK5TZ-kxFTEHw</text:p>
          </table:table-cell>
          <table:table-cell office:value-type="string">
            <text:p>CON-GC123</text:p>
          </table:table-cell>
          <table:table-cell office:value-type="string">
            <text:p>Part 29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215.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gao9vKBQa-aWMraQy2wwQ</text:p>
          </table:table-cell>
          <table:table-cell office:value-type="string">
            <text:p>WQ</text:p>
          </table:table-cell>
          <table:table-cell office:value-type="string">
            <text:p>H-T6jcDlSz2spaDblJaOxw</text:p>
          </table:table-cell>
          <table:table-cell office:value-type="string">
            <text:p>Vf19zcENRmuLNYTAayJsuQ</text:p>
          </table:table-cell>
          <table:table-cell office:value-type="string">
            <text:p>wHaM2SwZSXarsIJv46u8rg</text:p>
          </table:table-cell>
          <table:table-cell office:value-type="string">
            <text:p>CON-GC111</text:p>
          </table:table-cell>
          <table:table-cell office:value-type="string">
            <text:p>Part 27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215.00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tlsEGthfQQ68J5ayVQrK3Q</text:p>
          </table:table-cell>
          <table:table-cell office:value-type="string">
            <text:p>WR</text:p>
          </table:table-cell>
          <table:table-cell office:value-type="string">
            <text:p>Uor6RhMaQJy.thVuRcSpUA</text:p>
          </table:table-cell>
          <table:table-cell office:value-type="string">
            <text:p>36oUkFz.SrC4PPQL2qd61w</text:p>
          </table:table-cell>
          <table:table-cell office:value-type="string">
            <text:p>3ze5M8yfSWG-vVI2i7UAMg</text:p>
          </table:table-cell>
          <table:table-cell office:value-type="string">
            <text:p>ERO-CS1</text:p>
          </table:table-cell>
          <table:table-cell office:value-type="string">
            <text:p>Part 7</text:p>
          </table:table-cell>
          <table:table-cell office:value-type="string">
            <text:p>elina@mycompany.com</text:p>
          </table:table-cell>
          <table:table-cell office:value-type="string">
            <text:p>Alan Eijk</text:p>
          </table:table-cell>
          <table:table-cell office:value-type="string">
            <text:p>$4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27SwboW7ReS-Jb8-avBTuw</text:p>
          </table:table-cell>
          <table:table-cell office:value-type="string">
            <text:p>X06</text:p>
          </table:table-cell>
          <table:table-cell office:value-type="string">
            <text:p>jhAPNOwdRT2kAodl5d5rgA</text:p>
          </table:table-cell>
          <table:table-cell office:value-type="string">
            <text:p>BWPdrYuATAGvOc27EMp8mQ</text:p>
          </table:table-cell>
          <table:table-cell office:value-type="string">
            <text:p>6xfy9BoNQq-740QJzTmBiw</text:p>
          </table:table-cell>
          <table:table-cell office:value-type="string">
            <text:p>CON-HCC63</text:p>
          </table:table-cell>
          <table:table-cell office:value-type="string">
            <text:p>Part 12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320">
            <text:p>320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Pj9FGG25SrCKyofyw9UT3A</text:p>
          </table:table-cell>
          <table:table-cell office:value-type="string">
            <text:p>W4</text:p>
          </table:table-cell>
          <table:table-cell office:value-type="string">
            <text:p>4HIGHefSReaqVUswUfDVKA</text:p>
          </table:table-cell>
          <table:table-cell office:value-type="string">
            <text:p>Vf19zcENRmuLNYTAayJsuQ</text:p>
          </table:table-cell>
          <table:table-cell office:value-type="string">
            <text:p>3fCjx3ehRz-c3Lj31nbG7A</text:p>
          </table:table-cell>
          <table:table-cell office:value-type="string">
            <text:p>ERO-CC1</text:p>
          </table:table-cell>
          <table:table-cell office:value-type="string">
            <text:p>Part 2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48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vhZTATlvTe-2qZrYm4itgA</text:p>
          </table:table-cell>
          <table:table-cell office:value-type="string">
            <text:p>W6</text:p>
          </table:table-cell>
          <table:table-cell office:value-type="string">
            <text:p>4HIGHefSReaqVUswUfDVKA</text:p>
          </table:table-cell>
          <table:table-cell office:value-type="string">
            <text:p>Vf19zcENRmuLNYTAayJsuQ</text:p>
          </table:table-cell>
          <table:table-cell office:value-type="string">
            <text:p>Wmi6qaKARCaxAShvtcMwLQ</text:p>
          </table:table-cell>
          <table:table-cell office:value-type="string">
            <text:p>ERO-WG1</text:p>
          </table:table-cell>
          <table:table-cell office:value-type="string">
            <text:p>Part 6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48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vhoZ2GwSRWyjqVdz2Pe.w</text:p>
          </table:table-cell>
          <table:table-cell office:value-type="string">
            <text:p>Wg</text:p>
          </table:table-cell>
          <table:table-cell office:value-type="string">
            <text:p>FW.S.2QzQd6rsDekqS9x3A</text:p>
          </table:table-cell>
          <table:table-cell office:value-type="string">
            <text:p>BWPdrYuATAGvOc27EMp8mQ</text:p>
          </table:table-cell>
          <table:table-cell office:value-type="string">
            <text:p>xyujWjjTS4uzHfXomyldxA</text:p>
          </table:table-cell>
          <table:table-cell office:value-type="string">
            <text:p>ERO-LI1</text:p>
          </table:table-cell>
          <table:table-cell office:value-type="string">
            <text:p>Part 4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Jg8S5K2RluRZy-J5xqSDw</text:p>
          </table:table-cell>
          <table:table-cell office:value-type="string">
            <text:p>W9</text:p>
          </table:table-cell>
          <table:table-cell office:value-type="string">
            <text:p>4HIGHefSReaqVUswUfDVKA</text:p>
          </table:table-cell>
          <table:table-cell office:value-type="string">
            <text:p>Vf19zcENRmuLNYTAayJsuQ</text:p>
          </table:table-cell>
          <table:table-cell office:value-type="string">
            <text:p>wHaM2SwZSXarsIJv46u8rg</text:p>
          </table:table-cell>
          <table:table-cell office:value-type="string">
            <text:p>CON-GC111</text:p>
          </table:table-cell>
          <table:table-cell office:value-type="string">
            <text:p>Part 27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215.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dB5IfMDT6qLNRbdsL6l5A</text:p>
          </table:table-cell>
          <table:table-cell office:value-type="string">
            <text:p>Wi</text:p>
          </table:table-cell>
          <table:table-cell office:value-type="string">
            <text:p>FW.S.2QzQd6rsDekqS9x3A</text:p>
          </table:table-cell>
          <table:table-cell office:value-type="string">
            <text:p>BWPdrYuATAGvOc27EMp8mQ</text:p>
          </table:table-cell>
          <table:table-cell office:value-type="string">
            <text:p>p-6IQ9VKS7CeGEVqTWU-8Q</text:p>
          </table:table-cell>
          <table:table-cell office:value-type="string">
            <text:p>CON-CS1</text:p>
          </table:table-cell>
          <table:table-cell office:value-type="string">
            <text:p>Part 9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320">
            <text:p>320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l4x.EbarTB6Ms--haB6Ktg</text:p>
          </table:table-cell>
          <table:table-cell office:value-type="string">
            <text:p>We</text:p>
          </table:table-cell>
          <table:table-cell office:value-type="string">
            <text:p>a.pRtCz4CTkKsZvEeVWZiqw</text:p>
          </table:table-cell>
          <table:table-cell office:value-type="string">
            <text:p>BWPdrYuATAGvOc27EMp8mQ</text:p>
          </table:table-cell>
          <table:table-cell office:value-type="string">
            <text:p>xyujWjjTS4uzHfXomyldxA</text:p>
          </table:table-cell>
          <table:table-cell office:value-type="string">
            <text:p>ERO-LI1</text:p>
          </table:table-cell>
          <table:table-cell office:value-type="string">
            <text:p>Part 4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KSUuNR3T.ymYk6CrUs01A</text:p>
          </table:table-cell>
          <table:table-cell office:value-type="string">
            <text:p>Wa</text:p>
          </table:table-cell>
          <table:table-cell office:value-type="string">
            <text:p>wOfzdvqLTya4awB-l58lIw</text:p>
          </table:table-cell>
          <table:table-cell office:value-type="string">
            <text:p>BWPdrYuATAGvOc27EMp8mQ</text:p>
          </table:table-cell>
          <table:table-cell office:value-type="string">
            <text:p>pms-tlsDT1OOu00hfb9fdA</text:p>
          </table:table-cell>
          <table:table-cell office:value-type="string">
            <text:p>CON-HCC13</text:p>
          </table:table-cell>
          <table:table-cell office:value-type="string">
            <text:p>Part 14</text:p>
          </table:table-cell>
          <table:table-cell office:value-type="string">
            <text:p>christina@mycompany.com</text:p>
          </table:table-cell>
          <table:table-cell office:value-type="string">
            <text:p>Christina Wallace</text:p>
          </table:table-cell>
          <table:table-cell office:value-type="string">
            <text:p>$32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Y0D.hw-PRFW74.z2e6Wpsw</text:p>
          </table:table-cell>
          <table:table-cell office:value-type="string">
            <text:p>WN</text:p>
          </table:table-cell>
          <table:table-cell office:value-type="string">
            <text:p>gmPTwFgLSg-mi7cx3P7c2A</text:p>
          </table:table-cell>
          <table:table-cell office:value-type="string">
            <text:p>Vf19zcENRmuLNYTAayJsuQ</text:p>
          </table:table-cell>
          <table:table-cell office:value-type="string">
            <text:p>sBo3SMZXT0K55UlwHjlloQ</text:p>
          </table:table-cell>
          <table:table-cell office:value-type="string">
            <text:p>ERO-JY1</text:p>
          </table:table-cell>
          <table:table-cell office:value-type="string">
            <text:p>Part 8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4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fT8-ei.mQByGp3LuTooeAA</text:p>
          </table:table-cell>
          <table:table-cell office:value-type="string">
            <text:p>Wh</text:p>
          </table:table-cell>
          <table:table-cell office:value-type="string">
            <text:p>FW.S.2QzQd6rsDekqS9x3A</text:p>
          </table:table-cell>
          <table:table-cell office:value-type="string">
            <text:p>BWPdrYuATAGvOc27EMp8mQ</text:p>
          </table:table-cell>
          <table:table-cell office:value-type="string">
            <text:p>Wmi6qaKARCaxAShvtcMwLQ</text:p>
          </table:table-cell>
          <table:table-cell office:value-type="string">
            <text:p>ERO-WG1</text:p>
          </table:table-cell>
          <table:table-cell office:value-type="string">
            <text:p>Part 6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XqfTWzES-O-BMXHF3.owA</text:p>
          </table:table-cell>
          <table:table-cell office:value-type="string">
            <text:p>WJ</text:p>
          </table:table-cell>
          <table:table-cell office:value-type="string">
            <text:p>uKsCFFH8QB2vyZY8nvAWcg</text:p>
          </table:table-cell>
          <table:table-cell office:value-type="string">
            <text:p>Vf19zcENRmuLNYTAayJsuQ</text:p>
          </table:table-cell>
          <table:table-cell office:value-type="string">
            <text:p>0yCO6ESJQFuS-5RBuMYGwQ</text:p>
          </table:table-cell>
          <table:table-cell office:value-type="string">
            <text:p>CON-HCC53</text:p>
          </table:table-cell>
          <table:table-cell office:value-type="string">
            <text:p>Part 11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320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Kx8o8JSMRDC5r2cETdO4eg</text:p>
          </table:table-cell>
          <table:table-cell office:value-type="string">
            <text:p>WG</text:p>
          </table:table-cell>
          <table:table-cell office:value-type="string">
            <text:p>0Nk9l2XiQPa2m5DvARIRfQ</text:p>
          </table:table-cell>
          <table:table-cell office:value-type="string">
            <text:p>Vf19zcENRmuLNYTAayJsuQ</text:p>
          </table:table-cell>
          <table:table-cell office:value-type="string">
            <text:p>oVaIge8GQ5WUD8SvhixipA</text:p>
          </table:table-cell>
          <table:table-cell office:value-type="string">
            <text:p>ERO-LC1</text:p>
          </table:table-cell>
          <table:table-cell office:value-type="string">
            <text:p>Part 5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48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X5orkWkQTmT3jDV1-lwZw</text:p>
          </table:table-cell>
          <table:table-cell office:value-type="string">
            <text:p>WA</text:p>
          </table:table-cell>
          <table:table-cell office:value-type="string">
            <text:p>4HIGHefSReaqVUswUfDVKA</text:p>
          </table:table-cell>
          <table:table-cell office:value-type="string">
            <text:p>Vf19zcENRmuLNYTAayJsuQ</text:p>
          </table:table-cell>
          <table:table-cell office:value-type="string">
            <text:p>wHaM2SwZSXarsIJv46u8rg</text:p>
          </table:table-cell>
          <table:table-cell office:value-type="string">
            <text:p>CON-GC111</text:p>
          </table:table-cell>
          <table:table-cell office:value-type="string">
            <text:p>Part 27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215.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zWduGBaSfakflaymtV69w</text:p>
          </table:table-cell>
          <table:table-cell office:value-type="string">
            <text:p>X0D</text:p>
          </table:table-cell>
          <table:table-cell office:value-type="string">
            <text:p>kFXvP4xyQTe.84G2dCwE2Q</text:p>
          </table:table-cell>
          <table:table-cell office:value-type="string">
            <text:p>kT2vv2u1QBGa5lI8AQ1xnQ</text:p>
          </table:table-cell>
          <table:table-cell office:value-type="string">
            <text:p>Ic3NbZTvQYW8hs3jFfVS5A</text:p>
          </table:table-cell>
          <table:table-cell office:value-type="string">
            <text:p>ERO-CV1</text:p>
          </table:table-cell>
          <table:table-cell office:value-type="string">
            <text:p>Part 3</text:p>
          </table:table-cell>
          <table:table-cell office:value-type="string">
            <text:p>jack.vaughan@heyglide.com</text:p>
          </table:table-cell>
          <table:table-cell office:value-type="string">
            <text:p>Marie Rao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8eWZixT0u9vxRlCPabhA</text:p>
          </table:table-cell>
          <table:table-cell office:value-type="string">
            <text:p>WL</text:p>
          </table:table-cell>
          <table:table-cell office:value-type="string">
            <text:p>RhNh4dSZQo6hL9OpY5ufDw</text:p>
          </table:table-cell>
          <table:table-cell office:value-type="string">
            <text:p>Vf19zcENRmuLNYTAayJsuQ</text:p>
          </table:table-cell>
          <table:table-cell office:value-type="string">
            <text:p>oVaIge8GQ5WUD8SvhixipA</text:p>
          </table:table-cell>
          <table:table-cell office:value-type="string">
            <text:p>ERO-LC1</text:p>
          </table:table-cell>
          <table:table-cell office:value-type="string">
            <text:p>Part 5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48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DDwpcBeTny3aLt1GMFeXQ</text:p>
          </table:table-cell>
          <table:table-cell office:value-type="string">
            <text:p>WT</text:p>
          </table:table-cell>
          <table:table-cell office:value-type="string">
            <text:p>Uor6RhMaQJy.thVuRcSpUA</text:p>
          </table:table-cell>
          <table:table-cell office:value-type="string">
            <text:p>36oUkFz.SrC4PPQL2qd61w</text:p>
          </table:table-cell>
          <table:table-cell office:value-type="string">
            <text:p>2jx6LkKvRNaSuxsCpN1bVg</text:p>
          </table:table-cell>
          <table:table-cell office:value-type="string">
            <text:p>CON-GC114</text:p>
          </table:table-cell>
          <table:table-cell office:value-type="string">
            <text:p>Part 28</text:p>
          </table:table-cell>
          <table:table-cell office:value-type="string">
            <text:p>elina@mycompany.com</text:p>
          </table:table-cell>
          <table:table-cell office:value-type="string">
            <text:p>Alan Eijk</text:p>
          </table:table-cell>
          <table:table-cell office:value-type="string">
            <text:p>$215.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Xmrz2K9Soamq6RlPadxuQ</text:p>
          </table:table-cell>
          <table:table-cell office:value-type="string">
            <text:p>WI</text:p>
          </table:table-cell>
          <table:table-cell office:value-type="string">
            <text:p>uKsCFFH8QB2vyZY8nvAWcg</text:p>
          </table:table-cell>
          <table:table-cell office:value-type="string">
            <text:p>Vf19zcENRmuLNYTAayJsuQ</text:p>
          </table:table-cell>
          <table:table-cell office:value-type="string">
            <text:p>3fCjx3ehRz-c3Lj31nbG7A</text:p>
          </table:table-cell>
          <table:table-cell office:value-type="string">
            <text:p>ERO-CC1</text:p>
          </table:table-cell>
          <table:table-cell office:value-type="string">
            <text:p>Part 2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4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Lm3DqLINQOOmjzjFMplf-g</text:p>
          </table:table-cell>
          <table:table-cell office:value-type="string">
            <text:p>WE</text:p>
          </table:table-cell>
          <table:table-cell office:value-type="string">
            <text:p>wSuKA5QGQhWSddM-9JpDww</text:p>
          </table:table-cell>
          <table:table-cell office:value-type="string">
            <text:p>Vf19zcENRmuLNYTAayJsuQ</text:p>
          </table:table-cell>
          <table:table-cell office:value-type="string">
            <text:p>4j5GZHSeTmSgmX6yf6Cvew</text:p>
          </table:table-cell>
          <table:table-cell office:value-type="string">
            <text:p>ERO921</text:p>
          </table:table-cell>
          <table:table-cell office:value-type="string">
            <text:p>Part 1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48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lUIGN0cNQ6KneJaUCOK5iA</text:p>
          </table:table-cell>
          <table:table-cell office:value-type="string">
            <text:p>X07</text:p>
          </table:table-cell>
          <table:table-cell office:value-type="string">
            <text:p>MpAEVymPSIee47-vOYcJ7g</text:p>
          </table:table-cell>
          <table:table-cell office:value-type="string">
            <text:p>BWPdrYuATAGvOc27EMp8mQ</text:p>
          </table:table-cell>
          <table:table-cell office:value-type="string">
            <text:p>0BZHmwjySS6fZpKJXMDinQ</text:p>
          </table:table-cell>
          <table:table-cell office:value-type="string">
            <text:p>CON-CS1</text:p>
          </table:table-cell>
          <table:table-cell office:value-type="string">
            <text:p>Part 10</text:p>
          </table:table-cell>
          <table:table-cell office:value-type="string">
            <text:p>christina@example.com</text:p>
          </table:table-cell>
          <table:table-cell office:value-type="string">
            <text:p>Christina Wallace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gTwi7kKJTFyt0xjdSHymIw</text:p>
          </table:table-cell>
          <table:table-cell office:value-type="string">
            <text:p>WF</text:p>
          </table:table-cell>
          <table:table-cell office:value-type="string">
            <text:p>0Nk9l2XiQPa2m5DvARIRfQ</text:p>
          </table:table-cell>
          <table:table-cell office:value-type="string">
            <text:p>Vf19zcENRmuLNYTAayJsuQ</text:p>
          </table:table-cell>
          <table:table-cell office:value-type="string">
            <text:p>oVaIge8GQ5WUD8SvhixipA</text:p>
          </table:table-cell>
          <table:table-cell office:value-type="string">
            <text:p>ERO-LC1</text:p>
          </table:table-cell>
          <table:table-cell office:value-type="string">
            <text:p>Part 5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48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ZHBfGAjSVuQzik539ajnQ</text:p>
          </table:table-cell>
          <table:table-cell office:value-type="string">
            <text:p>W</text:p>
          </table:table-cell>
          <table:table-cell office:value-type="string">
            <text:p>24t5pyS3S0aoJeel8NyqKg</text:p>
          </table:table-cell>
          <table:table-cell office:value-type="string">
            <text:p>Vf19zcENRmuLNYTAayJsuQ</text:p>
          </table:table-cell>
          <table:table-cell office:value-type="string">
            <text:p>Wmi6qaKARCaxAShvtcMwLQ</text:p>
          </table:table-cell>
          <table:table-cell office:value-type="string">
            <text:p>ERO-WG1</text:p>
          </table:table-cell>
          <table:table-cell office:value-type="string">
            <text:p>Part 6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4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ZTnLLRmMSjS6oabAk1iTMQ</text:p>
          </table:table-cell>
          <table:table-cell office:value-type="string">
            <text:p>V</text:p>
          </table:table-cell>
          <table:table-cell office:value-type="string">
            <text:p>2o79Hk5RSQSIg71iyAaFyA</text:p>
          </table:table-cell>
          <table:table-cell office:value-type="string">
            <text:p>Vf19zcENRmuLNYTAayJsuQ</text:p>
          </table:table-cell>
          <table:table-cell office:value-type="string">
            <text:p>Wmi6qaKARCaxAShvtcMwLQ</text:p>
          </table:table-cell>
          <table:table-cell office:value-type="string">
            <text:p>ERO-WG1</text:p>
          </table:table-cell>
          <table:table-cell office:value-type="string">
            <text:p>Part 6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4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4o1xoAT2SkG0DauvRvLOag</text:p>
          </table:table-cell>
          <table:table-cell office:value-type="string">
            <text:p>W7</text:p>
          </table:table-cell>
          <table:table-cell office:value-type="string">
            <text:p>4HIGHefSReaqVUswUfDVKA</text:p>
          </table:table-cell>
          <table:table-cell office:value-type="string">
            <text:p>Vf19zcENRmuLNYTAayJsuQ</text:p>
          </table:table-cell>
          <table:table-cell office:value-type="string">
            <text:p>Wmi6qaKARCaxAShvtcMwLQ</text:p>
          </table:table-cell>
          <table:table-cell office:value-type="string">
            <text:p>ERO-WG1</text:p>
          </table:table-cell>
          <table:table-cell office:value-type="string">
            <text:p>Part 6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48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vAHTu22RwSGlChemLw8nA</text:p>
          </table:table-cell>
          <table:table-cell office:value-type="string">
            <text:p>WX</text:p>
          </table:table-cell>
          <table:table-cell office:value-type="string">
            <text:p>wOfzdvqLTya4awB-l58lIw</text:p>
          </table:table-cell>
          <table:table-cell office:value-type="string">
            <text:p>BWPdrYuATAGvOc27EMp8mQ</text:p>
          </table:table-cell>
          <table:table-cell office:value-type="string">
            <text:p>3fCjx3ehRz-c3Lj31nbG7A</text:p>
          </table:table-cell>
          <table:table-cell office:value-type="string">
            <text:p>ERO-CC1</text:p>
          </table:table-cell>
          <table:table-cell office:value-type="string">
            <text:p>Part 2</text:p>
          </table:table-cell>
          <table:table-cell office:value-type="string">
            <text:p>christina@mycompany.com</text:p>
          </table:table-cell>
          <table:table-cell office:value-type="string">
            <text:p>Christina Wallace</text:p>
          </table:table-cell>
          <table:table-cell office:value-type="string">
            <text:p>$4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93MsHw7eSGC49A1kB3BoPA</text:p>
          </table:table-cell>
          <table:table-cell office:value-type="string">
            <text:p>WK</text:p>
          </table:table-cell>
          <table:table-cell office:value-type="string">
            <text:p>uKsCFFH8QB2vyZY8nvAWcg</text:p>
          </table:table-cell>
          <table:table-cell office:value-type="string">
            <text:p>Vf19zcENRmuLNYTAayJsuQ</text:p>
          </table:table-cell>
          <table:table-cell office:value-type="string">
            <text:p>0iN8JFy8TdSV37S-Aysdgg</text:p>
          </table:table-cell>
          <table:table-cell office:value-type="string">
            <text:p>CON-GC146</text:p>
          </table:table-cell>
          <table:table-cell office:value-type="string">
            <text:p>Part 34</text:p>
          </table:table-cell>
          <table:table-cell office:value-type="string">
            <text:p>elina@mycompany.com</text:p>
          </table:table-cell>
          <table:table-cell office:value-type="string">
            <text:p>Elina Smith</text:p>
          </table:table-cell>
          <table:table-cell office:value-type="string">
            <text:p>$320.00</text:p>
          </table:table-cell>
          <table:table-cell office:value-type="float" office:value="3">
            <text:p>3</text:p>
          </table:table-cell>
        </table:table-row>
      </table:table>
      <table:table table:name="FSSchedule" table:style-name="ta1">
        <table:table-row>
          <table:table-cell office:value-type="string">
            <text:p>🔒 Row ID</text:p>
          </table:table-cell>
          <table:table-cell office:value-type="string">
            <text:p>$rowIndex</text:p>
          </table:table-cell>
          <table:table-cell office:value-type="string">
            <text:p>UserID</text:p>
          </table:table-cell>
          <table:table-cell office:value-type="string">
            <text:p>StartTime</text:p>
          </table:table-cell>
          <table:table-cell office:value-type="string">
            <text:p>EndTime</text:p>
          </table:table-cell>
          <table:table-cell office:value-type="string">
            <text:p>AccountID</text:p>
          </table:table-cell>
          <table:table-cell office:value-type="string">
            <text:p>Details</text:p>
          </table:table-cell>
          <table:table-cell office:value-type="string">
            <text:p>Notes</text:p>
          </table:table-cell>
        </table:table-row>
        <table:table-row>
          <table:table-cell office:value-type="string">
            <text:p>A9MjdqKGRWapb9a.YjnZlQ</text:p>
          </table:table-cell>
          <table:table-cell office:value-type="string">
            <text:p>W1</text:p>
          </table:table-cell>
          <table:table-cell office:value-type="string">
            <text:p>BWPdrYuATAGvOc27EMp8mQ</text:p>
          </table:table-cell>
          <table:table-cell office:value-type="string">
            <text:p>2021-03-31T19:00:00.000Z</text:p>
          </table:table-cell>
          <table:table-cell office:value-type="string">
            <text:p>2021-03-31T20:00:00.000Z</text:p>
          </table:table-cell>
          <table:table-cell office:value-type="string">
            <text:p>QhgAcuToRUy61Mm5T9S4ZQ</text:p>
          </table:table-cell>
          <table:table-cell office:value-type="string">
            <text:p>New Client Meeting</text:p>
          </table:table-cell>
          <table:table-cell/>
        </table:table-row>
        <table:table-row>
          <table:table-cell office:value-type="string">
            <text:p>nveFOsn3REWd-ojkLV40nQ</text:p>
          </table:table-cell>
          <table:table-cell office:value-type="string">
            <text:p>W2</text:p>
          </table:table-cell>
          <table:table-cell office:value-type="string">
            <text:p>BWPdrYuATAGvOc27EMp8mQ</text:p>
          </table:table-cell>
          <table:table-cell office:value-type="float" office:value="44495.71944444445" table:style-name="ce69">
            <text:p>44495.71944444445</text:p>
          </table:table-cell>
          <table:table-cell office:value-type="float" office:value="44495.88611111111" table:style-name="ce69">
            <text:p>44495.88611111111</text:p>
          </table:table-cell>
          <table:table-cell office:value-type="string">
            <text:p>QhgAcuToRUy61Mm5T9S4ZQ</text:p>
          </table:table-cell>
          <table:table-cell/>
          <table:table-cell/>
        </table:table-row>
        <table:table-row>
          <table:table-cell office:value-type="string">
            <text:p>X10glOMwSuy7He.FPUjSDA</text:p>
          </table:table-cell>
          <table:table-cell office:value-type="string">
            <text:p>W</text:p>
          </table:table-cell>
          <table:table-cell office:value-type="string">
            <text:p>Vf19zcENRmuLNYTAayJsuQ</text:p>
          </table:table-cell>
          <table:table-cell office:value-type="string">
            <text:p>2021-02-17T00:00:00.000Z</text:p>
          </table:table-cell>
          <table:table-cell office:value-type="string">
            <text:p>2021-02-17T01:00:00.000Z</text:p>
          </table:table-cell>
          <table:table-cell office:value-type="string">
            <text:p>gP5iaRrLQs6YOMzGrmHo4A</text:p>
          </table:table-cell>
          <table:table-cell office:value-type="string">
            <text:p>New Client</text:p>
          </table:table-cell>
          <table:table-cell/>
        </table:table-row>
        <table:table-row>
          <table:table-cell office:value-type="string">
            <text:p>FfPWSajiRjCEXM.CDqUwjA</text:p>
          </table:table-cell>
          <table:table-cell office:value-type="string">
            <text:p>V</text:p>
          </table:table-cell>
          <table:table-cell office:value-type="string">
            <text:p>Vf19zcENRmuLNYTAayJsuQ</text:p>
          </table:table-cell>
          <table:table-cell office:value-type="string">
            <text:p>2021-02-16T23:00:00.000Z</text:p>
          </table:table-cell>
          <table:table-cell office:value-type="string">
            <text:p>2021-02-17T00:00:00.000Z</text:p>
          </table:table-cell>
          <table:table-cell office:value-type="string">
            <text:p>dor6urHxSxC9YaEUV0NzQw</text:p>
          </table:table-cell>
          <table:table-cell office:value-type="string">
            <text:p>New Client</text:p>
          </table:table-cell>
          <table:table-cell/>
        </table:table-row>
      </table:table>
      <table:table table:name="FSQuarters" table:style-name="ta1">
        <table:table-row>
          <table:table-cell office:value-type="string">
            <text:p>🔒 Row ID</text:p>
          </table:table-cell>
          <table:table-cell office:value-type="string">
            <text:p>$rowIndex</text:p>
          </table:table-cell>
          <table:table-cell office:value-type="string">
            <text:p>Shortcod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</table:table-row>
        <table:table-row>
          <table:table-cell office:value-type="string">
            <text:p>x.qQ-FJjRR6kjZh4Ig4zNw</text:p>
          </table:table-cell>
          <table:table-cell office:value-type="string">
            <text:p>W5</text:p>
          </table:table-cell>
          <table:table-cell office:value-type="string">
            <text:p>Q32022</text:p>
          </table:table-cell>
          <table:table-cell office:value-type="string">
            <text:p>2022-07-01T04:00:00.000Z</text:p>
          </table:table-cell>
          <table:table-cell office:value-type="string">
            <text:p>2022-09-30T04:00:00.000Z</text:p>
          </table:table-cell>
        </table:table-row>
        <table:table-row>
          <table:table-cell office:value-type="string">
            <text:p>0L.dTidGRvGGWrwPBmAyUg</text:p>
          </table:table-cell>
          <table:table-cell office:value-type="string">
            <text:p>WA</text:p>
          </table:table-cell>
          <table:table-cell office:value-type="string">
            <text:p>Q42023</text:p>
          </table:table-cell>
          <table:table-cell office:value-type="float" office:value="45200.5" table:style-name="ce69">
            <text:p>45200.5</text:p>
          </table:table-cell>
          <table:table-cell office:value-type="float" office:value="45291.5" table:style-name="ce69">
            <text:p>45291.5</text:p>
          </table:table-cell>
        </table:table-row>
        <table:table-row>
          <table:table-cell office:value-type="string">
            <text:p>rSVmQJFFTOG.wreP04LtJw</text:p>
          </table:table-cell>
          <table:table-cell office:value-type="string">
            <text:p>W2</text:p>
          </table:table-cell>
          <table:table-cell office:value-type="string">
            <text:p>Q42021</text:p>
          </table:table-cell>
          <table:table-cell office:value-type="string">
            <text:p>2021-10-01T04:00:00.000Z</text:p>
          </table:table-cell>
          <table:table-cell office:value-type="string">
            <text:p>2021-12-31T05:00:00.000Z</text:p>
          </table:table-cell>
        </table:table-row>
        <table:table-row>
          <table:table-cell office:value-type="string">
            <text:p>bN3aSvPeRXyNho-BorsMGw</text:p>
          </table:table-cell>
          <table:table-cell office:value-type="string">
            <text:p>W7</text:p>
          </table:table-cell>
          <table:table-cell office:value-type="string">
            <text:p>Q12023</text:p>
          </table:table-cell>
          <table:table-cell office:value-type="float" office:value="44927.5" table:style-name="ce69">
            <text:p>44927.5</text:p>
          </table:table-cell>
          <table:table-cell office:value-type="float" office:value="45016.5" table:style-name="ce69">
            <text:p>45016.5</text:p>
          </table:table-cell>
        </table:table-row>
        <table:table-row>
          <table:table-cell office:value-type="string">
            <text:p>PXFkWfbkQ36UfmX5nv8Epw</text:p>
          </table:table-cell>
          <table:table-cell office:value-type="string">
            <text:p>W3</text:p>
          </table:table-cell>
          <table:table-cell office:value-type="string">
            <text:p>Q12022</text:p>
          </table:table-cell>
          <table:table-cell office:value-type="string">
            <text:p>2022-01-01T05:00:00.000Z</text:p>
          </table:table-cell>
          <table:table-cell office:value-type="string">
            <text:p>2022-03-31T04:00:00.000Z</text:p>
          </table:table-cell>
        </table:table-row>
        <table:table-row>
          <table:table-cell office:value-type="string">
            <text:p>ZMdPkfBWS4ek25n0X0a3YQ</text:p>
          </table:table-cell>
          <table:table-cell office:value-type="string">
            <text:p>W1</text:p>
          </table:table-cell>
          <table:table-cell office:value-type="string">
            <text:p>Q32021</text:p>
          </table:table-cell>
          <table:table-cell office:value-type="string">
            <text:p>2021-07-01T04:00:00.000Z</text:p>
          </table:table-cell>
          <table:table-cell office:value-type="string">
            <text:p>2021-09-30T04:00:00.000Z</text:p>
          </table:table-cell>
        </table:table-row>
        <table:table-row>
          <table:table-cell office:value-type="string">
            <text:p>3Azi2a0BTMGF1ROStRwcvg</text:p>
          </table:table-cell>
          <table:table-cell office:value-type="string">
            <text:p>W9</text:p>
          </table:table-cell>
          <table:table-cell office:value-type="string">
            <text:p>Q32023</text:p>
          </table:table-cell>
          <table:table-cell office:value-type="float" office:value="45108.5" table:style-name="ce69">
            <text:p>45108.5</text:p>
          </table:table-cell>
          <table:table-cell office:value-type="float" office:value="45199.5" table:style-name="ce69">
            <text:p>45199.5</text:p>
          </table:table-cell>
        </table:table-row>
        <table:table-row>
          <table:table-cell office:value-type="string">
            <text:p>KMizwa.ySrqY8RLd3fkXlA</text:p>
          </table:table-cell>
          <table:table-cell office:value-type="string">
            <text:p>V</text:p>
          </table:table-cell>
          <table:table-cell office:value-type="string">
            <text:p>Q12021</text:p>
          </table:table-cell>
          <table:table-cell office:value-type="string">
            <text:p>2021-01-01T05:00:00.000Z</text:p>
          </table:table-cell>
          <table:table-cell office:value-type="string">
            <text:p>2021-03-31T04:00:00.000Z</text:p>
          </table:table-cell>
        </table:table-row>
        <table:table-row>
          <table:table-cell office:value-type="string">
            <text:p>zndYPZ9URluO4pxwbSGONQ</text:p>
          </table:table-cell>
          <table:table-cell office:value-type="string">
            <text:p>W6</text:p>
          </table:table-cell>
          <table:table-cell office:value-type="string">
            <text:p>Q42022</text:p>
          </table:table-cell>
          <table:table-cell office:value-type="string">
            <text:p>2022-10-01T04:00:00.000Z</text:p>
          </table:table-cell>
          <table:table-cell office:value-type="string">
            <text:p>2022-12-31T05:00:00.000Z</text:p>
          </table:table-cell>
        </table:table-row>
        <table:table-row>
          <table:table-cell office:value-type="string">
            <text:p>MpLv7Op5TuG6nFSnBsiW8w</text:p>
          </table:table-cell>
          <table:table-cell office:value-type="string">
            <text:p>W4</text:p>
          </table:table-cell>
          <table:table-cell office:value-type="string">
            <text:p>Q22022</text:p>
          </table:table-cell>
          <table:table-cell office:value-type="string">
            <text:p>2022-04-01T04:00:00.000Z</text:p>
          </table:table-cell>
          <table:table-cell office:value-type="string">
            <text:p>2022-06-30T04:00:00.000Z</text:p>
          </table:table-cell>
        </table:table-row>
        <table:table-row>
          <table:table-cell office:value-type="string">
            <text:p>yyYH5hrwRKKq4GGMXz6KNg</text:p>
          </table:table-cell>
          <table:table-cell office:value-type="string">
            <text:p>W8</text:p>
          </table:table-cell>
          <table:table-cell office:value-type="string">
            <text:p>Q22023</text:p>
          </table:table-cell>
          <table:table-cell office:value-type="float" office:value="45017.5" table:style-name="ce69">
            <text:p>45017.5</text:p>
          </table:table-cell>
          <table:table-cell office:value-type="float" office:value="45107.5" table:style-name="ce69">
            <text:p>45107.5</text:p>
          </table:table-cell>
        </table:table-row>
        <table:table-row>
          <table:table-cell office:value-type="string">
            <text:p>e4GTTeLhRZW7FbHqzdjrDw</text:p>
          </table:table-cell>
          <table:table-cell office:value-type="string">
            <text:p>W</text:p>
          </table:table-cell>
          <table:table-cell office:value-type="string">
            <text:p>Q22021</text:p>
          </table:table-cell>
          <table:table-cell office:value-type="string">
            <text:p>2021-04-01T04:00:00.000Z</text:p>
          </table:table-cell>
          <table:table-cell office:value-type="string">
            <text:p>2021-06-30T04:00:00.000Z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9.2</meta:generator>
  </office:meta>
</office:document-meta>
</file>